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22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23" style:family="paragraph" style:parent-style-name="Preformatted_20_Text">
      <style:text-properties fo:font-variant="normal" fo:text-transform="none" fo:color="#000000" fo:font-size="10pt" fo:letter-spacing="normal" officeooo:rsid="001447a3" officeooo:paragraph-rsid="045aca34" style:font-name-asian="arial" style:font-size-asian="10pt" style:font-style-asian="normal" style:font-weight-asian="normal" style:font-size-complex="10pt"/>
    </style:style>
    <style:style style:name="P24" style:family="paragraph" style:parent-style-name="Preformatted_20_Text">
      <style:text-properties fo:font-variant="normal" fo:text-transform="none" fo:color="#000000" fo:font-size="10pt" fo:letter-spacing="normal" officeooo:rsid="03da8468" officeooo:paragraph-rsid="009607c8" style:font-name-asian="arial" style:font-size-asian="10pt" style:font-style-asian="normal" style:font-weight-asian="normal" style:font-size-complex="10pt"/>
    </style:style>
    <style:style style:name="P25" style:family="paragraph" style:parent-style-name="Preformatted_20_Text">
      <style:text-properties fo:font-variant="normal" fo:text-transform="none" fo:color="#000000" fo:font-size="10pt" fo:letter-spacing="normal" officeooo:rsid="03da8468" officeooo:paragraph-rsid="03ee4bc2" style:font-name-asian="arial" style:font-size-asian="10pt" style:font-style-asian="normal" style:font-weight-asian="normal" style:font-size-complex="10pt"/>
    </style:style>
    <style:style style:name="P26" style:family="paragraph" style:parent-style-name="Preformatted_20_Text">
      <style:text-properties fo:color="#000000" officeooo:rsid="001447a3" officeooo:paragraph-rsid="00155c34"/>
    </style:style>
    <style:style style:name="P27" style:family="paragraph" style:parent-style-name="Preformatted_20_Text">
      <style:text-properties fo:color="#000000" officeooo:rsid="001447a3" officeooo:paragraph-rsid="01956c97"/>
    </style:style>
    <style:style style:name="P28" style:family="paragraph" style:parent-style-name="Preformatted_20_Text">
      <style:text-properties fo:color="#000000" officeooo:rsid="001447a3" officeooo:paragraph-rsid="00549b3a"/>
    </style:style>
    <style:style style:name="P29" style:family="paragraph" style:parent-style-name="Preformatted_20_Text">
      <style:text-properties fo:color="#000000" officeooo:rsid="001447a3" officeooo:paragraph-rsid="00566f22"/>
    </style:style>
    <style:style style:name="P30" style:family="paragraph" style:parent-style-name="Preformatted_20_Text">
      <style:text-properties fo:color="#000000" officeooo:rsid="001447a3" officeooo:paragraph-rsid="0058842e"/>
    </style:style>
    <style:style style:name="P31" style:family="paragraph" style:parent-style-name="Preformatted_20_Text">
      <style:text-properties fo:color="#000000" officeooo:rsid="001447a3" officeooo:paragraph-rsid="00a85e99"/>
    </style:style>
    <style:style style:name="P32" style:family="paragraph" style:parent-style-name="Preformatted_20_Text">
      <style:text-properties fo:color="#000000" officeooo:rsid="001447a3" officeooo:paragraph-rsid="00ab972d"/>
    </style:style>
    <style:style style:name="P33" style:family="paragraph" style:parent-style-name="Preformatted_20_Text">
      <style:text-properties fo:color="#000000" officeooo:rsid="001447a3" officeooo:paragraph-rsid="022eaf8e"/>
    </style:style>
    <style:style style:name="P34" style:family="paragraph" style:parent-style-name="Preformatted_20_Text">
      <style:text-properties fo:color="#000000" officeooo:rsid="001447a3" officeooo:paragraph-rsid="024a345d"/>
    </style:style>
    <style:style style:name="P35" style:family="paragraph" style:parent-style-name="Preformatted_20_Text">
      <style:text-properties fo:color="#000000" officeooo:rsid="001447a3" officeooo:paragraph-rsid="00d3bee9"/>
    </style:style>
    <style:style style:name="P36" style:family="paragraph" style:parent-style-name="Preformatted_20_Text">
      <style:text-properties fo:color="#000000" officeooo:rsid="001447a3" officeooo:paragraph-rsid="024b9d9a"/>
    </style:style>
    <style:style style:name="P37" style:family="paragraph" style:parent-style-name="Preformatted_20_Text">
      <style:text-properties fo:color="#000000" officeooo:rsid="001447a3" officeooo:paragraph-rsid="030017a5"/>
    </style:style>
    <style:style style:name="P38" style:family="paragraph" style:parent-style-name="Preformatted_20_Text">
      <style:text-properties fo:color="#000000" officeooo:rsid="001447a3" officeooo:paragraph-rsid="03040286"/>
    </style:style>
    <style:style style:name="P39" style:family="paragraph" style:parent-style-name="Preformatted_20_Text">
      <style:text-properties fo:color="#000000" officeooo:rsid="001447a3" officeooo:paragraph-rsid="0305031f"/>
    </style:style>
    <style:style style:name="P40" style:family="paragraph" style:parent-style-name="Preformatted_20_Text">
      <style:text-properties fo:color="#000000" officeooo:rsid="001447a3" officeooo:paragraph-rsid="036c663a"/>
    </style:style>
    <style:style style:name="P41" style:family="paragraph" style:parent-style-name="Preformatted_20_Text">
      <style:text-properties fo:color="#000000" officeooo:rsid="001447a3" officeooo:paragraph-rsid="04470551"/>
    </style:style>
    <style:style style:name="P42" style:family="paragraph" style:parent-style-name="Preformatted_20_Text">
      <style:text-properties fo:color="#000000" officeooo:paragraph-rsid="01a10bcd"/>
    </style:style>
    <style:style style:name="P43" style:family="paragraph" style:parent-style-name="Preformatted_20_Text">
      <style:text-properties fo:color="#000000" officeooo:paragraph-rsid="01591725"/>
    </style:style>
    <style:style style:name="P44" style:family="paragraph" style:parent-style-name="Preformatted_20_Text">
      <style:text-properties fo:color="#000000" officeooo:paragraph-rsid="0217b083"/>
    </style:style>
    <style:style style:name="P45" style:family="paragraph" style:parent-style-name="Preformatted_20_Text">
      <style:text-properties fo:color="#000000" officeooo:rsid="013d1d16" officeooo:paragraph-rsid="013d1d16"/>
    </style:style>
    <style:style style:name="P46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47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48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49" style:family="paragraph" style:parent-style-name="Preformatted_20_Text">
      <style:text-properties fo:color="#000000" fo:font-size="10pt" officeooo:rsid="001447a3" officeooo:paragraph-rsid="031a7794" style:font-size-asian="10pt" style:font-size-complex="10pt"/>
    </style:style>
    <style:style style:name="P50" style:family="paragraph" style:parent-style-name="Preformatted_20_Text">
      <style:text-properties fo:color="#000000" fo:font-size="10pt" officeooo:rsid="001447a3" officeooo:paragraph-rsid="036c663a" style:font-size-asian="10pt" style:font-size-complex="10pt"/>
    </style:style>
    <style:style style:name="P51" style:family="paragraph" style:parent-style-name="Preformatted_20_Text">
      <style:text-properties fo:color="#000000" fo:font-size="10pt" officeooo:rsid="001447a3" officeooo:paragraph-rsid="0340e650" style:font-size-asian="10pt" style:font-size-complex="10pt"/>
    </style:style>
    <style:style style:name="P52" style:family="paragraph" style:parent-style-name="Preformatted_20_Text">
      <style:text-properties fo:color="#000000" fo:font-size="10pt" officeooo:paragraph-rsid="009607c8" style:font-size-asian="10pt" style:font-size-complex="10pt"/>
    </style:style>
    <style:style style:name="P53" style:family="paragraph" style:parent-style-name="Preformatted_20_Text">
      <style:text-properties fo:color="#000000" fo:font-size="10pt" officeooo:paragraph-rsid="03ee4bc2" style:font-size-asian="10pt" style:font-size-complex="10pt"/>
    </style:style>
    <style:style style:name="P54" style:family="paragraph" style:parent-style-name="Preformatted_20_Text">
      <style:text-properties fo:color="#000000" fo:font-size="10pt" officeooo:paragraph-rsid="045502e0" style:font-size-asian="10pt" style:font-size-complex="10pt"/>
    </style:style>
    <style:style style:name="P55" style:family="paragraph" style:parent-style-name="Preformatted_20_Text">
      <style:text-properties fo:color="#000000" officeooo:paragraph-rsid="025e31f2"/>
    </style:style>
    <style:style style:name="P56" style:family="paragraph" style:parent-style-name="Preformatted_20_Text">
      <style:text-properties fo:color="#000000" officeooo:paragraph-rsid="026ce302"/>
    </style:style>
    <style:style style:name="P57" style:family="paragraph" style:parent-style-name="Preformatted_20_Text">
      <style:text-properties fo:color="#000000" officeooo:paragraph-rsid="026f3f3d"/>
    </style:style>
    <style:style style:name="P58" style:family="paragraph" style:parent-style-name="Preformatted_20_Text">
      <style:text-properties fo:color="#000000" officeooo:paragraph-rsid="021b2648"/>
    </style:style>
    <style:style style:name="P59" style:family="paragraph" style:parent-style-name="Preformatted_20_Text">
      <style:text-properties fo:color="#000000" officeooo:paragraph-rsid="00ab972d"/>
    </style:style>
    <style:style style:name="P60" style:family="paragraph" style:parent-style-name="Preformatted_20_Text">
      <style:text-properties fo:color="#000000" officeooo:paragraph-rsid="00b7630b"/>
    </style:style>
    <style:style style:name="P61" style:family="paragraph" style:parent-style-name="Preformatted_20_Text">
      <style:text-properties fo:color="#000000" officeooo:paragraph-rsid="022fea2a"/>
    </style:style>
    <style:style style:name="P62" style:family="paragraph" style:parent-style-name="Preformatted_20_Text">
      <style:text-properties fo:color="#000000" officeooo:paragraph-rsid="023e589d"/>
    </style:style>
    <style:style style:name="P63" style:family="paragraph" style:parent-style-name="Preformatted_20_Text">
      <style:text-properties fo:color="#000000" officeooo:paragraph-rsid="022eaf8e"/>
    </style:style>
    <style:style style:name="P64" style:family="paragraph" style:parent-style-name="Preformatted_20_Text">
      <style:text-properties fo:color="#000000" officeooo:paragraph-rsid="024a345d"/>
    </style:style>
    <style:style style:name="P6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67" style:family="paragraph" style:parent-style-name="Preformatted_20_Text">
      <style:text-properties fo:color="#000000" officeooo:paragraph-rsid="02fa82b9"/>
    </style:style>
    <style:style style:name="P68" style:family="paragraph" style:parent-style-name="Preformatted_20_Text">
      <style:text-properties officeooo:paragraph-rsid="00155c34"/>
    </style:style>
    <style:style style:name="P69" style:family="paragraph" style:parent-style-name="Preformatted_20_Text">
      <style:text-properties officeooo:paragraph-rsid="018c5379"/>
    </style:style>
    <style:style style:name="P70" style:family="paragraph" style:parent-style-name="Preformatted_20_Text">
      <style:text-properties fo:font-size="10pt" officeooo:paragraph-rsid="00155c34" style:font-size-asian="10pt" style:font-size-complex="10pt"/>
    </style:style>
    <style:style style:name="P71" style:family="paragraph" style:parent-style-name="Preformatted_20_Text">
      <style:text-properties fo:font-size="10pt" officeooo:paragraph-rsid="00278f20" style:font-size-asian="10pt" style:font-size-complex="10pt"/>
    </style:style>
    <style:style style:name="P72" style:family="paragraph" style:parent-style-name="Preformatted_20_Text">
      <style:text-properties fo:font-size="10pt" officeooo:paragraph-rsid="031a7794" style:font-size-asian="10pt" style:font-size-complex="10pt"/>
    </style:style>
    <style:style style:name="P73" style:family="paragraph" style:parent-style-name="Preformatted_20_Text">
      <style:text-properties fo:font-size="10pt" officeooo:paragraph-rsid="002bf69d" style:font-size-asian="10pt" style:font-size-complex="10pt"/>
    </style:style>
    <style:style style:name="P74" style:family="paragraph" style:parent-style-name="Preformatted_20_Text">
      <style:text-properties fo:font-size="10pt" officeooo:paragraph-rsid="018a727c" style:font-size-asian="10pt" style:font-size-complex="10pt"/>
    </style:style>
    <style:style style:name="P75" style:family="paragraph" style:parent-style-name="Preformatted_20_Text">
      <style:text-properties fo:font-size="10pt" officeooo:paragraph-rsid="018c5379" style:font-size-asian="10pt" style:font-size-complex="10pt"/>
    </style:style>
    <style:style style:name="P76" style:family="paragraph" style:parent-style-name="Preformatted_20_Text">
      <style:text-properties fo:font-size="10pt" officeooo:paragraph-rsid="0340e650" style:font-size-asian="10pt" style:font-size-complex="10pt"/>
    </style:style>
    <style:style style:name="P77" style:family="paragraph" style:parent-style-name="Preformatted_20_Text">
      <style:text-properties fo:font-size="10pt" officeooo:paragraph-rsid="0366648f" style:font-size-asian="10pt" style:font-size-complex="10pt"/>
    </style:style>
    <style:style style:name="P78" style:family="paragraph" style:parent-style-name="Preformatted_20_Text">
      <style:text-properties fo:font-size="10pt" officeooo:paragraph-rsid="036c663a" style:font-size-asian="10pt" style:font-size-complex="10pt"/>
    </style:style>
    <style:style style:name="P79" style:family="paragraph" style:parent-style-name="Preformatted_20_Text">
      <style:text-properties fo:font-size="10pt" officeooo:paragraph-rsid="019d66ee" style:font-size-asian="10pt" style:font-size-complex="10pt"/>
    </style:style>
    <style:style style:name="P80" style:family="paragraph" style:parent-style-name="Preformatted_20_Text">
      <style:text-properties fo:font-size="10pt" officeooo:paragraph-rsid="03dddde9" style:font-size-asian="10pt" style:font-size-complex="10pt"/>
    </style:style>
    <style:style style:name="P81" style:family="paragraph" style:parent-style-name="Preformatted_20_Text">
      <style:text-properties fo:font-size="10pt" officeooo:paragraph-rsid="03ee4bc2" style:font-size-asian="10pt" style:font-size-complex="10pt"/>
    </style:style>
    <style:style style:name="P82" style:family="paragraph" style:parent-style-name="Preformatted_20_Text">
      <style:text-properties fo:font-size="10pt" officeooo:paragraph-rsid="041bd8d0" style:font-size-asian="10pt" style:font-size-complex="10pt"/>
    </style:style>
    <style:style style:name="P83" style:family="paragraph" style:parent-style-name="Preformatted_20_Text">
      <style:text-properties fo:font-size="10pt" officeooo:paragraph-rsid="04470551" style:font-size-asian="10pt" style:font-size-complex="10pt"/>
    </style:style>
    <style:style style:name="P84" style:family="paragraph" style:parent-style-name="Preformatted_20_Text">
      <style:text-properties fo:font-size="10pt" officeooo:paragraph-rsid="045d6698" style:font-size-asian="10pt" style:font-size-complex="10pt"/>
    </style:style>
    <style:style style:name="P85" style:family="paragraph" style:parent-style-name="Preformatted_20_Text">
      <style:text-properties officeooo:paragraph-rsid="019d66ee"/>
    </style:style>
    <style:style style:name="P86" style:family="paragraph" style:parent-style-name="Preformatted_20_Text">
      <style:text-properties officeooo:paragraph-rsid="03dddde9"/>
    </style:style>
    <style:style style:name="P87" style:family="paragraph" style:parent-style-name="Preformatted_20_Text">
      <style:text-properties officeooo:paragraph-rsid="045d6698"/>
    </style:style>
    <style:style style:name="P88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89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90" style:family="paragraph" style:parent-style-name="Standard">
      <style:text-properties fo:color="#000000" officeooo:rsid="001447a3" officeooo:paragraph-rsid="008e4039"/>
    </style:style>
    <style:style style:name="P91" style:family="paragraph" style:parent-style-name="Standard">
      <style:text-properties fo:color="#000000" officeooo:rsid="001447a3" officeooo:paragraph-rsid="026c8702"/>
    </style:style>
    <style:style style:name="P92" style:family="paragraph" style:parent-style-name="Standard">
      <style:text-properties fo:color="#000000" officeooo:rsid="001447a3" officeooo:paragraph-rsid="0271ea43"/>
    </style:style>
    <style:style style:name="P93" style:family="paragraph" style:parent-style-name="Standard">
      <style:text-properties fo:color="#000000" officeooo:rsid="001447a3" officeooo:paragraph-rsid="02971755"/>
    </style:style>
    <style:style style:name="P94" style:family="paragraph" style:parent-style-name="Standard">
      <style:text-properties fo:color="#000000" officeooo:rsid="001447a3" officeooo:paragraph-rsid="00ab972d"/>
    </style:style>
    <style:style style:name="P95" style:family="paragraph" style:parent-style-name="Standard">
      <style:text-properties fo:color="#000000" officeooo:rsid="001447a3" officeooo:paragraph-rsid="029c8e5f"/>
    </style:style>
    <style:style style:name="P96" style:family="paragraph" style:parent-style-name="Standard">
      <style:text-properties fo:color="#000000" officeooo:rsid="001447a3" officeooo:paragraph-rsid="024b9d9a"/>
    </style:style>
    <style:style style:name="P97" style:family="paragraph" style:parent-style-name="Standard">
      <style:text-properties fo:color="#000000" officeooo:rsid="001447a3" officeooo:paragraph-rsid="030017a5"/>
    </style:style>
    <style:style style:name="P98" style:family="paragraph" style:parent-style-name="Standard">
      <style:text-properties fo:color="#000000" officeooo:rsid="001447a3" officeooo:paragraph-rsid="019d66ee"/>
    </style:style>
    <style:style style:name="P99" style:family="paragraph" style:parent-style-name="Standard">
      <style:text-properties fo:color="#000000" officeooo:rsid="001447a3" officeooo:paragraph-rsid="041bd8d0"/>
    </style:style>
    <style:style style:name="P100" style:family="paragraph" style:parent-style-name="Standard">
      <style:text-properties fo:color="#000000" fo:font-size="10pt" officeooo:rsid="001447a3" officeooo:paragraph-rsid="03c94c34" style:font-size-asian="10pt" style:font-size-complex="10pt"/>
    </style:style>
    <style:style style:name="P101" style:family="paragraph" style:parent-style-name="Standard">
      <style:text-properties fo:color="#000000" fo:font-size="10pt" officeooo:paragraph-rsid="045502e0" style:font-size-asian="10pt" style:font-size-complex="10pt"/>
    </style:style>
    <style:style style:name="P102" style:family="paragraph" style:parent-style-name="Standard">
      <style:text-properties fo:color="#000000" officeooo:rsid="03b6eaab" officeooo:paragraph-rsid="03c5b6a9"/>
    </style:style>
    <style:style style:name="P103" style:family="paragraph" style:parent-style-name="Standard">
      <style:text-properties fo:color="#000000" officeooo:rsid="03fd81ff" officeooo:paragraph-rsid="041bd8d0"/>
    </style:style>
    <style:style style:name="P104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105" style:family="paragraph" style:parent-style-name="Standard">
      <style:text-properties fo:font-variant="normal" fo:text-transform="none" fo:color="#000000" fo:font-size="10pt" fo:letter-spacing="normal" officeooo:rsid="001447a3" officeooo:paragraph-rsid="045d6698" style:font-name-asian="arial" style:font-size-asian="10pt" style:font-style-asian="normal" style:font-weight-asian="normal" style:font-size-complex="10pt"/>
    </style:style>
    <style:style style:name="P106" style:family="paragraph" style:parent-style-name="Standard">
      <style:text-properties fo:font-variant="normal" fo:text-transform="none" fo:color="#000000" fo:font-size="10pt" fo:letter-spacing="normal" officeooo:rsid="001447a3" officeooo:paragraph-rsid="04614411" style:font-name-asian="arial" style:font-size-asian="10pt" style:font-style-asian="normal" style:font-weight-asian="normal" style:font-size-complex="10pt"/>
    </style:style>
    <style:style style:name="P107" style:family="paragraph" style:parent-style-name="Standard">
      <style:text-properties fo:font-variant="normal" fo:text-transform="none" fo:color="#000000" fo:font-size="10pt" fo:letter-spacing="normal" officeooo:rsid="001447a3" officeooo:paragraph-rsid="046e7ff2" style:font-name-asian="arial" style:font-size-asian="10pt" style:font-style-asian="normal" style:font-weight-asian="normal" style:font-size-complex="10pt"/>
    </style:style>
    <style:style style:name="P108" style:family="paragraph" style:parent-style-name="Standard">
      <style:text-properties fo:font-variant="normal" fo:text-transform="none" fo:color="#000000" fo:font-size="10pt" fo:letter-spacing="normal" officeooo:rsid="001447a3" officeooo:paragraph-rsid="047d27c3" style:font-name-asian="arial" style:font-size-asian="10pt" style:font-style-asian="normal" style:font-weight-asian="normal" style:font-size-complex="10pt"/>
    </style:style>
    <style:style style:name="P109" style:family="paragraph" style:parent-style-name="Standard">
      <style:text-properties fo:font-variant="normal" fo:text-transform="none" fo:color="#000000" fo:font-size="10pt" fo:letter-spacing="normal" officeooo:rsid="001447a3" officeooo:paragraph-rsid="048086e3" style:font-name-asian="arial" style:font-size-asian="10pt" style:font-style-asian="normal" style:font-weight-asian="normal" style:font-size-complex="10pt"/>
    </style:style>
    <style:style style:name="P110" style:family="paragraph" style:parent-style-name="Standard">
      <style:text-properties fo:font-variant="normal" fo:text-transform="none" fo:color="#000000" fo:font-size="10pt" fo:letter-spacing="normal" officeooo:rsid="001447a3" officeooo:paragraph-rsid="0487562e" style:font-name-asian="arial" style:font-size-asian="10pt" style:font-style-asian="normal" style:font-weight-asian="normal" style:font-size-complex="10pt"/>
    </style:style>
    <style:style style:name="P111" style:family="paragraph" style:parent-style-name="Standard">
      <style:text-properties fo:font-variant="normal" fo:text-transform="none" fo:color="#000000" fo:font-size="10pt" fo:letter-spacing="normal" officeooo:rsid="001447a3" officeooo:paragraph-rsid="048d48ca" style:font-name-asian="arial" style:font-size-asian="10pt" style:font-style-asian="normal" style:font-weight-asian="normal" style:font-size-complex="10pt"/>
    </style:style>
    <style:style style:name="P112" style:family="paragraph" style:parent-style-name="Standard">
      <style:text-properties fo:font-variant="normal" fo:text-transform="none" fo:color="#000000" fo:font-size="10pt" fo:letter-spacing="normal" officeooo:rsid="001447a3" officeooo:paragraph-rsid="0490cac3" style:font-name-asian="arial" style:font-size-asian="10pt" style:font-style-asian="normal" style:font-weight-asian="normal" style:font-size-complex="10pt"/>
    </style:style>
    <style:style style:name="P113" style:family="paragraph" style:parent-style-name="Standard">
      <style:text-properties fo:font-variant="normal" fo:text-transform="none" fo:color="#000000" fo:font-size="10pt" fo:letter-spacing="normal" officeooo:rsid="001447a3" officeooo:paragraph-rsid="049a3604" style:font-name-asian="arial" style:font-size-asian="10pt" style:font-style-asian="normal" style:font-weight-asian="normal" style:font-size-complex="10pt"/>
    </style:style>
    <style:style style:name="P114" style:family="paragraph" style:parent-style-name="Standard">
      <style:text-properties fo:font-variant="normal" fo:text-transform="none" fo:color="#000000" fo:font-size="10pt" fo:letter-spacing="normal" officeooo:rsid="001447a3" officeooo:paragraph-rsid="04a11ce0" style:font-name-asian="arial" style:font-size-asian="10pt" style:font-style-asian="normal" style:font-weight-asian="normal" style:font-size-complex="10pt"/>
    </style:style>
    <style:style style:name="P115" style:family="paragraph" style:parent-style-name="Standard">
      <style:text-properties fo:font-variant="normal" fo:text-transform="none" fo:color="#000000" fo:font-size="10pt" fo:letter-spacing="normal" officeooo:rsid="001447a3" officeooo:paragraph-rsid="04a2a572" style:font-name-asian="arial" style:font-size-asian="10pt" style:font-style-asian="normal" style:font-weight-asian="normal" style:font-size-complex="10pt"/>
    </style:style>
    <style:style style:name="P116" style:family="paragraph" style:parent-style-name="Standard">
      <style:text-properties fo:font-variant="normal" fo:text-transform="none" fo:color="#000000" fo:font-size="10pt" fo:letter-spacing="normal" officeooo:rsid="001447a3" officeooo:paragraph-rsid="04a63037" style:font-name-asian="arial" style:font-size-asian="10pt" style:font-style-asian="normal" style:font-weight-asian="normal" style:font-size-complex="10pt"/>
    </style:style>
    <style:style style:name="P117" style:family="paragraph" style:parent-style-name="Standard">
      <style:text-properties fo:font-variant="normal" fo:text-transform="none" fo:color="#000000" fo:font-size="10pt" fo:letter-spacing="normal" officeooo:rsid="001447a3" officeooo:paragraph-rsid="04bdc12a" style:font-name-asian="arial" style:font-size-asian="10pt" style:font-style-asian="normal" style:font-weight-asian="normal" style:font-size-complex="10pt"/>
    </style:style>
    <style:style style:name="P118" style:family="paragraph" style:parent-style-name="Standard">
      <style:text-properties fo:font-variant="normal" fo:text-transform="none" fo:color="#000000" fo:font-size="10pt" fo:letter-spacing="normal" officeooo:rsid="001447a3" officeooo:paragraph-rsid="04c39c06" style:font-name-asian="arial" style:font-size-asian="10pt" style:font-style-asian="normal" style:font-weight-asian="normal" style:font-size-complex="10pt"/>
    </style:style>
    <style:style style:name="P119" style:family="paragraph" style:parent-style-name="Standard">
      <style:text-properties fo:font-variant="normal" fo:text-transform="none" fo:color="#000000" fo:font-size="10pt" fo:letter-spacing="normal" officeooo:rsid="001447a3" officeooo:paragraph-rsid="04c99431" style:font-name-asian="arial" style:font-size-asian="10pt" style:font-style-asian="normal" style:font-weight-asian="normal" style:font-size-complex="10pt"/>
    </style:style>
    <style:style style:name="P120" style:family="paragraph" style:parent-style-name="Standard">
      <style:text-properties fo:font-variant="normal" fo:text-transform="none" fo:color="#000000" fo:font-size="10pt" fo:letter-spacing="normal" officeooo:rsid="001447a3" officeooo:paragraph-rsid="04e5fec8" style:font-name-asian="arial" style:font-size-asian="10pt" style:font-style-asian="normal" style:font-weight-asian="normal" style:font-size-complex="10pt"/>
    </style:style>
    <style:style style:name="P12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fa8cbc" officeooo:paragraph-rsid="03ee4bc2" style:font-name-asian="arial" style:font-size-asian="10pt" style:font-style-asian="normal" style:font-weight-asian="normal" style:font-size-complex="10pt" style:text-emphasize="none"/>
    </style:style>
    <style:style style:name="P12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84775" officeooo:paragraph-rsid="04614411" style:font-name-asian="arial" style:font-size-asian="10pt" style:font-style-asian="normal" style:font-weight-asian="normal" style:font-size-complex="10pt" style:text-emphasize="none"/>
    </style:style>
    <style:style style:name="P12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2a572" officeooo:paragraph-rsid="04a2a572" style:font-name-asian="arial" style:font-size-asian="10pt" style:font-style-asian="normal" style:font-weight-asian="normal" style:font-size-complex="10pt" style:text-emphasize="none"/>
    </style:style>
    <style:style style:name="P12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8dd12" officeooo:paragraph-rsid="04e6099f" style:font-name-asian="arial" style:font-size-asian="10pt" style:font-style-asian="normal" style:font-weight-asian="normal" style:font-size-complex="10pt" style:text-emphasize="none"/>
    </style:style>
    <style:style style:name="P125" style:family="paragraph" style:parent-style-name="Standard">
      <style:text-properties fo:font-size="10pt" officeooo:paragraph-rsid="018a727c" style:font-size-asian="10pt" style:font-size-complex="10pt"/>
    </style:style>
    <style:style style:name="P126" style:family="paragraph" style:parent-style-name="Standard">
      <style:text-properties fo:font-size="10pt" officeooo:paragraph-rsid="018c5379" style:font-size-asian="10pt" style:font-size-complex="10pt"/>
    </style:style>
    <style:style style:name="P127" style:family="paragraph" style:parent-style-name="Standard">
      <style:text-properties fo:font-size="10pt" officeooo:paragraph-rsid="033bc939" style:font-size-asian="10pt" style:font-size-complex="10pt"/>
    </style:style>
    <style:style style:name="P128" style:family="paragraph" style:parent-style-name="Standard">
      <style:text-properties fo:font-size="10pt" officeooo:paragraph-rsid="0340e650" style:font-size-asian="10pt" style:font-size-complex="10pt"/>
    </style:style>
    <style:style style:name="P129" style:family="paragraph" style:parent-style-name="Standard">
      <style:text-properties fo:font-size="10pt" officeooo:paragraph-rsid="036c663a" style:font-size-asian="10pt" style:font-size-complex="10pt"/>
    </style:style>
    <style:style style:name="P130" style:family="paragraph" style:parent-style-name="Standard">
      <style:text-properties fo:font-size="10pt" officeooo:paragraph-rsid="019d66ee" style:font-size-asian="10pt" style:font-size-complex="10pt"/>
    </style:style>
    <style:style style:name="P131" style:family="paragraph" style:parent-style-name="Standard">
      <style:text-properties fo:font-size="10pt" officeooo:paragraph-rsid="03dddde9" style:font-size-asian="10pt" style:font-size-complex="10pt"/>
    </style:style>
    <style:style style:name="P132" style:family="paragraph" style:parent-style-name="Standard">
      <style:text-properties fo:font-size="10pt" officeooo:paragraph-rsid="03e6f058" style:font-size-asian="10pt" style:font-size-complex="10pt"/>
    </style:style>
    <style:style style:name="P133" style:family="paragraph" style:parent-style-name="Standard">
      <style:text-properties fo:font-size="10pt" officeooo:paragraph-rsid="03ee4bc2" style:font-size-asian="10pt" style:font-size-complex="10pt"/>
    </style:style>
    <style:style style:name="P134" style:family="paragraph" style:parent-style-name="Standard">
      <style:text-properties fo:font-size="10pt" officeooo:paragraph-rsid="03fda80e" style:font-size-asian="10pt" style:font-size-complex="10pt"/>
    </style:style>
    <style:style style:name="P135" style:family="paragraph" style:parent-style-name="Standard">
      <style:text-properties fo:font-size="10pt" officeooo:paragraph-rsid="041bd8d0" style:font-size-asian="10pt" style:font-size-complex="10pt"/>
    </style:style>
    <style:style style:name="P136" style:family="paragraph" style:parent-style-name="Standard">
      <style:text-properties fo:font-size="10pt" officeooo:paragraph-rsid="044acd51" style:font-size-asian="10pt" style:font-size-complex="10pt"/>
    </style:style>
    <style:style style:name="P137" style:family="paragraph" style:parent-style-name="Standard">
      <style:text-properties fo:font-size="10pt" officeooo:paragraph-rsid="045502e0" style:font-size-asian="10pt" style:font-size-complex="10pt"/>
    </style:style>
    <style:style style:name="P138" style:family="paragraph" style:parent-style-name="Standard">
      <style:text-properties fo:font-size="10pt" officeooo:paragraph-rsid="045d6698" style:font-size-asian="10pt" style:font-size-complex="10pt"/>
    </style:style>
    <style:style style:name="P139" style:family="paragraph" style:parent-style-name="Standard">
      <style:text-properties fo:font-size="10pt" officeooo:paragraph-rsid="048d48ca" style:font-size-asian="10pt" style:font-size-complex="10pt"/>
    </style:style>
    <style:style style:name="P140" style:family="paragraph" style:parent-style-name="Standard">
      <style:text-properties fo:font-size="10pt" officeooo:paragraph-rsid="049a3604" style:font-size-asian="10pt" style:font-size-complex="10pt"/>
    </style:style>
    <style:style style:name="P141" style:family="paragraph" style:parent-style-name="Standard">
      <style:text-properties fo:font-size="10pt" officeooo:paragraph-rsid="04a63037" style:font-size-asian="10pt" style:font-size-complex="10pt"/>
    </style:style>
    <style:style style:name="P142" style:family="paragraph" style:parent-style-name="Standard">
      <style:text-properties fo:font-size="10pt" officeooo:paragraph-rsid="04bdc12a" style:font-size-asian="10pt" style:font-size-complex="10pt"/>
    </style:style>
    <style:style style:name="P143" style:family="paragraph" style:parent-style-name="Standard">
      <style:text-properties fo:font-size="10pt" officeooo:paragraph-rsid="04c39c06" style:font-size-asian="10pt" style:font-size-complex="10pt"/>
    </style:style>
    <style:style style:name="P144" style:family="paragraph" style:parent-style-name="Standard">
      <style:text-properties fo:font-size="10pt" officeooo:paragraph-rsid="04c9de67" style:font-size-asian="10pt" style:font-size-complex="10pt"/>
    </style:style>
    <style:style style:name="P145" style:family="paragraph" style:parent-style-name="Standard">
      <style:text-properties fo:font-size="10pt" officeooo:paragraph-rsid="04ede7b0" style:font-size-asian="10pt" style:font-size-complex="10pt"/>
    </style:style>
    <style:style style:name="P146" style:family="paragraph" style:parent-style-name="Standard">
      <style:text-properties officeooo:paragraph-rsid="033bc939"/>
    </style:style>
    <style:style style:name="P147" style:family="paragraph" style:parent-style-name="Standard">
      <style:text-properties officeooo:paragraph-rsid="046e7ff2"/>
    </style:style>
    <style:style style:name="P148" style:family="paragraph" style:parent-style-name="Standard">
      <style:text-properties fo:color="#000000" officeooo:rsid="001447a3" officeooo:paragraph-rsid="04fc995b"/>
    </style:style>
    <style:style style:name="P149" style:family="paragraph" style:parent-style-name="Standard">
      <style:text-properties fo:color="#000000" officeooo:rsid="001447a3" officeooo:paragraph-rsid="0502ed3c"/>
    </style:style>
    <style:style style:name="P150" style:family="paragraph" style:parent-style-name="Standard">
      <style:text-properties fo:font-size="10pt" officeooo:paragraph-rsid="0502ed3c" style:font-size-asian="10pt" style:font-size-complex="10pt"/>
    </style:style>
    <style:style style:name="P151" style:family="paragraph" style:parent-style-name="Standard">
      <style:text-properties fo:font-size="10pt" officeooo:paragraph-rsid="05031180" style:font-size-asian="10pt" style:font-size-complex="10pt"/>
    </style:style>
    <style:style style:name="P152" style:family="paragraph" style:parent-style-name="Standard">
      <style:text-properties fo:font-variant="normal" fo:text-transform="none" fo:color="#000000" fo:font-size="10pt" fo:letter-spacing="normal" officeooo:rsid="001447a3" officeooo:paragraph-rsid="05031180" style:font-name-asian="arial" style:font-size-asian="10pt" style:font-style-asian="normal" style:font-weight-asian="normal" style:font-size-complex="10pt"/>
    </style:style>
    <style:style style:name="P153" style:family="paragraph" style:parent-style-name="Standard">
      <style:text-properties fo:font-variant="normal" fo:text-transform="none" fo:color="#000000" fo:font-size="10pt" fo:letter-spacing="normal" officeooo:rsid="04bdc12a" officeooo:paragraph-rsid="05031180" style:font-name-asian="arial" style:font-size-asian="10pt" style:font-style-asian="normal" style:font-weight-asian="normal" style:font-size-complex="10pt"/>
    </style:style>
    <style:style style:name="P15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dc054" officeooo:paragraph-rsid="05031180" style:font-name-asian="arial" style:font-size-asian="10pt" style:font-style-asian="normal" style:font-weight-asian="normal" style:font-size-complex="10pt" style:text-emphasize="none"/>
    </style:style>
    <style:style style:name="P155" style:family="paragraph" style:parent-style-name="Standard">
      <style:text-properties officeooo:paragraph-rsid="04c9de67" style:font-size-asian="10pt"/>
    </style:style>
    <style:style style:name="P156" style:family="paragraph" style:parent-style-name="Preformatted_20_Text">
      <style:text-properties fo:color="#000000" officeooo:rsid="001447a3" officeooo:paragraph-rsid="04fc910a"/>
    </style:style>
    <style:style style:name="P157" style:family="paragraph" style:parent-style-name="Preformatted_20_Text">
      <style:text-properties fo:color="#000000" officeooo:rsid="001447a3" officeooo:paragraph-rsid="04fc995b"/>
    </style:style>
    <style:style style:name="P158" style:family="paragraph" style:parent-style-name="Preformatted_20_Text">
      <style:text-properties fo:color="#000000" officeooo:rsid="001447a3" officeooo:paragraph-rsid="0502ed3c"/>
    </style:style>
    <style:style style:name="P159" style:family="paragraph" style:parent-style-name="Preformatted_20_Text">
      <style:text-properties fo:color="#000000" officeooo:rsid="001447a3" officeooo:paragraph-rsid="00a85e99"/>
    </style:style>
    <style:style style:name="P160" style:family="paragraph" style:parent-style-name="Preformatted_20_Text">
      <style:text-properties fo:color="#000000" officeooo:rsid="001447a3" officeooo:paragraph-rsid="0217b083"/>
    </style:style>
    <style:style style:name="P161" style:family="paragraph" style:parent-style-name="Preformatted_20_Text">
      <style:text-properties fo:color="#000000" officeooo:paragraph-rsid="04fc995b"/>
    </style:style>
    <style:style style:name="P162" style:family="paragraph" style:parent-style-name="Preformatted_20_Text">
      <style:text-properties fo:color="#000000" officeooo:paragraph-rsid="0502ed3c"/>
    </style:style>
    <style:style style:name="P163" style:family="paragraph" style:parent-style-name="Preformatted_20_Text">
      <style:text-properties fo:color="#000000" officeooo:rsid="030693fe" officeooo:paragraph-rsid="00a85e99" style:font-size-asian="9pt" loext:padding="0cm" loext:border="none"/>
    </style:style>
    <style:style style:name="P164" style:family="paragraph" style:parent-style-name="Preformatted_20_Text">
      <style:text-properties fo:font-variant="normal" fo:text-transform="none" fo:color="#000000" fo:letter-spacing="normal" officeooo:rsid="001447a3" officeooo:paragraph-rsid="05031180" style:font-name-asian="arial" style:font-size-asian="9pt" style:font-style-asian="normal" style:font-weight-asian="normal"/>
    </style:style>
    <style:style style:name="P165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66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67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68" style:family="paragraph" style:parent-style-name="Preformatted_20_Text">
      <style:text-properties fo:font-size="10pt" officeooo:paragraph-rsid="0502ed3c" style:font-size-asian="10pt" style:font-size-complex="10pt"/>
    </style:style>
    <style:style style:name="P169" style:family="paragraph" style:parent-style-name="Preformatted_20_Text">
      <style:text-properties officeooo:paragraph-rsid="0502ed3c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d58c73" style:font-name-asian="arial" style:font-style-asian="normal" style:font-weight-asian="normal"/>
    </style:style>
    <style:style style:name="T13" style:family="text">
      <style:text-properties fo:font-variant="normal" fo:text-transform="none" fo:letter-spacing="normal" officeooo:rsid="03da8468" style:font-name-asian="arial" style:font-style-asian="normal" style:font-weight-asian="normal"/>
    </style:style>
    <style:style style:name="T14" style:family="text">
      <style:text-properties fo:font-variant="normal" fo:text-transform="none" fo:letter-spacing="normal" officeooo:rsid="0453af83" style:font-name-asian="arial" style:font-style-asian="normal" style:font-weight-asian="normal"/>
    </style:style>
    <style:style style:name="T15" style:family="text">
      <style:text-properties fo:font-variant="normal" fo:text-transform="none" fo:letter-spacing="normal" officeooo:rsid="045502e0" style:font-name-asian="arial" style:font-style-asian="normal" style:font-weight-asian="normal"/>
    </style:style>
    <style:style style:name="T16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18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19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20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21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22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4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25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26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font-size="10pt" fo:letter-spacing="normal" officeooo:rsid="009607c8" style:font-name-asian="arial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font-size="10pt" fo:letter-spacing="normal" officeooo:rsid="03c94c34" style:font-name-asian="arial" style:font-size-asian="10pt" style:font-style-asian="normal" style:font-weight-asian="normal" style:font-size-complex="10pt"/>
    </style:style>
    <style:style style:name="T32" style:family="text">
      <style:text-properties fo:font-variant="normal" fo:text-transform="none" fo:font-size="10pt" fo:letter-spacing="normal" officeooo:rsid="0502ed3c" style:font-name-asian="aria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ddde9" style:font-name-asian="arial" style:font-style-asian="normal" style:font-weight-asian="normal" style:text-emphasize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43e8d" style:font-name-asian="arial" style:font-style-asian="normal" style:font-weight-asian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6f058" style:font-name-asian="arial" style:font-style-asian="normal" style:font-weight-asian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e5dc4b" style:font-name-asian="arial" style:font-style-asian="normal" style:font-weight-asian="normal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ce567" style:font-name-asian="arial" style:font-style-asian="normal" style:font-weight-asian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1de62" style:font-name-asian="arial" style:font-style-asian="normal" style:font-weight-asian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3e967" style:font-name-asian="arial" style:font-style-asian="normal" style:font-weight-asian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40b7a" style:font-name-asian="arial" style:font-style-asian="normal" style:font-weight-asian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6f2d3" style:font-name-asian="arial" style:font-style-asian="normal" style:font-weight-asian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81a01" style:font-name-asian="arial" style:font-style-asian="normal" style:font-weight-asian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fa8cbc" style:font-name-asian="arial" style:font-style-asian="normal" style:font-weight-asian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8acf9" style:font-name-asian="arial" style:font-style-asian="normal" style:font-weight-asian="normal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a748a" style:font-name-asian="arial" style:font-style-asian="normal" style:font-weight-asian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c43b8" style:font-name-asian="arial" style:font-style-asian="normal" style:font-weight-asian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d9046" style:font-name-asian="arial" style:font-style-asian="normal" style:font-weight-asian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2eb81c" style:font-name-asian="arial" style:font-style-asian="normal" style:font-weight-asian="normal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91c9ef" style:font-name-asian="arial" style:font-style-asian="normal" style:font-weight-asian="normal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33095a" style:font-name-asian="arial" style:font-style-asian="normal" style:font-weight-asian="normal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52f9a" style:font-name-asian="arial" style:font-style-asian="normal" style:font-weight-asian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70551" style:font-name-asian="arial" style:font-style-asian="normal" style:font-weight-asian="normal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4acd51" style:font-name-asian="arial" style:font-style-asian="normal" style:font-weight-asian="normal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6dc054" style:font-name-asian="arial" style:font-style-asian="normal" style:font-weight-asian="normal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8e50e7" style:font-name-asian="arial" style:font-style-asian="normal" style:font-weight-asian="normal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4fe6" style:font-name-asian="arial" style:font-style-asian="normal" style:font-weight-asian="normal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8bdd1" style:font-name-asian="arial" style:font-style-asian="normal" style:font-weight-asian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a3604" style:font-name-asian="arial" style:font-style-asian="normal" style:font-weight-asian="normal" style:text-emphasize="none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90cac3" style:font-name-asian="arial" style:font-style-asian="normal" style:font-weight-asian="normal" style:text-emphasize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63037" style:font-name-asian="arial" style:font-style-asian="normal" style:font-weight-asian="normal" style:text-emphasize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a2a572" style:font-name-asian="arial" style:font-style-asian="normal" style:font-weight-asian="normal" style:text-emphasize="none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02ed3c" style:font-name-asian="arial" style:font-style-asian="normal" style:font-weight-asian="normal" style:text-emphasize="none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82ae35" style:font-name-asian="SimHei" style:font-size-asian="10.5pt" style:font-style-asian="normal" style:font-weight-asian="normal" style:text-emphasize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02ed3c" style:font-name-asian="SimHei" style:font-size-asian="10.5pt" style:font-style-asian="normal" style:font-weight-asian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29a4c" style:font-name-asian="arial" style:font-size-asian="10pt" style:font-style-asian="normal" style:font-weight-asian="normal" style:font-size-complex="10pt" style:text-emphasize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742cc6" style:font-name-asian="arial" style:font-size-asian="10pt" style:font-style-asian="normal" style:font-weight-asian="normal" style:font-size-complex="10pt" style:text-emphasize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eb81c" style:font-name-asian="arial" style:font-size-asian="10pt" style:font-style-asian="normal" style:font-weight-asian="normal" style:font-size-complex="10pt" style:text-emphasize="none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82ae35" style:font-name-asian="arial" style:font-size-asian="10pt" style:font-style-asian="normal" style:font-weight-asian="normal" style:font-size-complex="10pt" style:text-emphasize="none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91c9ef" style:font-name-asian="arial" style:font-size-asian="10pt" style:font-style-asian="normal" style:font-weight-asian="normal" style:font-size-complex="10pt" style:text-emphasize="none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2a572" style:font-name-asian="arial" style:font-style-asian="normal" style:font-weight-asian="normal" style:font-size-complex="10pt" style:text-emphasize="none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e50e7" style:font-name-asian="arial" style:font-style-asian="normal" style:font-weight-asian="normal" style:font-size-complex="10pt" style:text-emphasize="none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63037" style:font-name-asian="arial" style:font-style-asian="normal" style:font-weight-asian="normal" style:font-size-complex="10pt" style:text-emphasize="none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SimHei" fo:font-size="10.5pt" fo:letter-spacing="normal" fo:font-style="normal" fo:text-shadow="none" style:text-underline-style="none" fo:font-weight="normal" officeooo:rsid="0382ae35" style:font-name-asian="arial" style:font-style-asian="normal" style:font-weight-asian="normal" style:text-emphasize="none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SimHei" fo:font-size="10.5pt" fo:letter-spacing="normal" fo:font-style="normal" fo:text-shadow="none" style:text-underline-style="none" fo:font-weight="normal" officeooo:rsid="0502ed3c" style:font-name-asian="arial" style:font-style-asian="normal" style:font-weight-asian="normal" style:text-emphasize="none"/>
    </style:style>
    <style:style style:name="T77" style:family="text">
      <style:text-properties fo:font-variant="normal" fo:text-transform="none" fo:color="#000000" fo:font-size="10pt" fo:letter-spacing="normal" officeooo:rsid="03da8468" style:font-name-asian="arial" style:font-size-asian="10pt" style:font-style-asian="normal" style:font-weight-asian="normal" style:font-size-complex="10pt"/>
    </style:style>
    <style:style style:name="T78" style:family="text">
      <style:text-properties fo:font-variant="normal" fo:text-transform="none" fo:color="#000000" fo:font-size="10pt" fo:letter-spacing="normal" officeooo:rsid="03dce567" style:font-name-asian="arial" style:font-size-asian="10pt" style:font-style-asian="normal" style:font-weight-asian="normal" style:font-size-complex="10pt"/>
    </style:style>
    <style:style style:name="T79" style:family="text">
      <style:text-properties fo:font-variant="normal" fo:text-transform="none" fo:color="#000000" fo:letter-spacing="normal" officeooo:rsid="03dce567" style:font-name-asian="arial" style:font-style-asian="normal" style:font-weight-asian="normal"/>
    </style:style>
    <style:style style:name="T80" style:family="text">
      <style:text-properties fo:font-variant="normal" fo:text-transform="none" fo:color="#000000" fo:letter-spacing="normal" officeooo:rsid="03dddde9" style:font-name-asian="arial" style:font-style-asian="normal" style:font-weight-asian="normal"/>
    </style:style>
    <style:style style:name="T81" style:family="text">
      <style:text-properties fo:font-variant="normal" fo:text-transform="none" fo:color="#000000" fo:letter-spacing="normal" officeooo:rsid="03e3338f" style:font-name-asian="arial" style:font-style-asian="normal" style:font-weight-asian="normal"/>
    </style:style>
    <style:style style:name="T82" style:family="text">
      <style:text-properties fo:font-variant="normal" fo:text-transform="none" fo:color="#000000" fo:letter-spacing="normal" officeooo:rsid="03e43e8d" style:font-name-asian="arial" style:font-style-asian="normal" style:font-weight-asian="normal"/>
    </style:style>
    <style:style style:name="T83" style:family="text">
      <style:text-properties fo:font-variant="normal" fo:text-transform="none" fo:color="#000000" fo:letter-spacing="normal" officeooo:rsid="03e5dc4b" style:font-name-asian="arial" style:font-style-asian="normal" style:font-weight-asian="normal"/>
    </style:style>
    <style:style style:name="T84" style:family="text">
      <style:text-properties fo:font-variant="normal" fo:text-transform="none" fo:color="#000000" fo:letter-spacing="normal" officeooo:rsid="03da8468" style:font-name-asian="arial" style:font-style-asian="normal" style:font-weight-asian="normal"/>
    </style:style>
    <style:style style:name="T85" style:family="text">
      <style:text-properties fo:font-variant="normal" fo:text-transform="none" fo:color="#000000" fo:letter-spacing="normal" officeooo:rsid="001447a3" style:font-name-asian="arial" style:font-style-asian="normal" style:font-weight-asian="normal"/>
    </style:style>
    <style:style style:name="T86" style:family="text">
      <style:text-properties fo:font-variant="normal" fo:text-transform="none" fo:color="#000000" fo:letter-spacing="normal" officeooo:rsid="045390b1" style:font-name-asian="arial" style:font-style-asian="normal" style:font-weight-asian="normal"/>
    </style:style>
    <style:style style:name="T87" style:family="text">
      <style:text-properties fo:font-variant="normal" fo:text-transform="none" fo:color="#000000" fo:letter-spacing="normal" officeooo:rsid="0453af83" style:font-name-asian="arial" style:font-style-asian="normal" style:font-weight-asian="normal"/>
    </style:style>
    <style:style style:name="T88" style:family="text">
      <style:text-properties fo:font-variant="normal" fo:text-transform="none" fo:color="#000000" fo:letter-spacing="normal" officeooo:rsid="045502e0" style:font-name-asian="arial" style:font-style-asian="normal" style:font-weight-asian="normal"/>
    </style:style>
    <style:style style:name="T89" style:family="text">
      <style:text-properties fo:font-variant="normal" fo:text-transform="none" fo:color="#000000" fo:letter-spacing="normal" officeooo:rsid="0502ed3c" style:font-name-asian="arial" style:font-style-asian="normal" style:font-weight-asian="normal"/>
    </style:style>
    <style:style style:name="T90" style:family="text">
      <style:text-properties fo:font-variant="normal" fo:text-transform="none" fo:color="#000000" fo:letter-spacing="normal" officeooo:rsid="05031180" style:font-name-asian="arial" style:font-style-asian="normal" style:font-weight-asian="normal"/>
    </style:style>
    <style:style style:name="T91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92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a8468" style:font-name-asian="arial" style:font-style-asian="normal" style:font-weight-asian="normal" style:text-emphasize="none"/>
    </style:style>
    <style:style style:name="T93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3d58c73" style:font-name-asian="arial" style:font-style-asian="normal" style:font-weight-asian="normal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3af83" style:font-name-asian="arial" style:font-style-asian="normal" style:font-weight-asian="normal" style:text-emphasize="none"/>
    </style:style>
    <style:style style:name="T95" style:family="text">
      <style:text-properties fo:font-variant="normal" fo:text-transform="none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45502e0" style:font-name-asian="arial" style:font-style-asian="normal" style:font-weight-asian="normal" style:text-emphasize="none"/>
    </style:style>
    <style:style style:name="T96" style:family="text">
      <style:text-properties fo:font-variant="normal" fo:text-transform="none" fo:color="#333333" style:font-name="SimHei" fo:font-size="10.5pt" fo:letter-spacing="normal" fo:font-style="normal" fo:font-weight="normal" officeooo:rsid="04fc995b" style:font-size-asian="10pt" style:font-size-complex="10pt"/>
    </style:style>
    <style:style style:name="T97" style:family="text">
      <style:text-properties fo:font-variant="normal" fo:text-transform="none" fo:color="#333333" fo:font-size="10pt" fo:letter-spacing="normal" officeooo:rsid="04fc995b" style:font-name-asian="SimHei" style:font-size-asian="10.5pt" style:font-style-asian="normal" style:font-weight-asian="normal" style:font-size-complex="10pt"/>
    </style:style>
    <style:style style:name="T98" style:family="text">
      <style:text-properties style:font-name="Nimbus Mono L" style:font-name-asian="Nimbus Mono L"/>
    </style:style>
    <style:style style:name="T99" style:family="text">
      <style:text-properties style:font-name="Nimbus Mono L" officeooo:rsid="014fa793" style:font-name-asian="Nimbus Mono L"/>
    </style:style>
    <style:style style:name="T100" style:family="text">
      <style:text-properties style:font-name="Nimbus Mono L" officeooo:rsid="014d84de" style:font-name-asian="Nimbus Mono L"/>
    </style:style>
    <style:style style:name="T101" style:family="text">
      <style:text-properties style:font-name="Nimbus Mono L" fo:font-size="11pt" officeooo:rsid="014d84de" style:font-name-asian="Nimbus Mono L" style:font-size-complex="11pt"/>
    </style:style>
    <style:style style:name="T102" style:family="text">
      <style:text-properties style:font-name="Nimbus Mono L" fo:font-size="11pt" officeooo:rsid="024a9406" style:font-name-asian="Nimbus Mono L" style:font-size-complex="11pt"/>
    </style:style>
    <style:style style:name="T103" style:family="text">
      <style:text-properties officeooo:rsid="0144767f"/>
    </style:style>
    <style:style style:name="T104" style:family="text">
      <style:text-properties officeooo:rsid="015a4bf0"/>
    </style:style>
    <style:style style:name="T105" style:family="text">
      <style:text-properties officeooo:rsid="018c2e74"/>
    </style:style>
    <style:style style:name="T106" style:family="text">
      <style:text-properties officeooo:rsid="0200c6cf"/>
    </style:style>
    <style:style style:name="T107" style:family="text">
      <style:text-properties officeooo:rsid="026f3f3d"/>
    </style:style>
    <style:style style:name="T108" style:family="text">
      <style:text-properties fo:font-size="11pt" style:font-size-asian="11pt" style:font-size-complex="11pt"/>
    </style:style>
    <style:style style:name="T109" style:family="text">
      <style:text-properties fo:font-size="11pt" officeooo:rsid="00529df8" style:font-size-asian="11pt" style:font-size-complex="11pt"/>
    </style:style>
    <style:style style:name="T110" style:family="text">
      <style:text-properties officeooo:rsid="02e82cd9"/>
    </style:style>
    <style:style style:name="T111" style:family="text">
      <style:text-properties officeooo:rsid="030017a5"/>
    </style:style>
    <style:style style:name="T112" style:family="text">
      <style:text-properties fo:color="#800000"/>
    </style:style>
    <style:style style:name="T113" style:family="text">
      <style:text-properties fo:color="#800000" officeooo:rsid="03040286"/>
    </style:style>
    <style:style style:name="T11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font-size-complex="10pt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42cc6" style:font-size-asian="10pt" style:font-style-asian="normal" style:font-weight-asian="normal" style:font-size-complex="10pt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tyle-asian="normal" style:font-weight-asian="normal" style:font-size-complex="10pt" style:text-emphasize="none"/>
    </style:style>
    <style:style style:name="T11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74d8d" style:font-style-asian="normal" style:font-weight-asian="normal" style:text-emphasize="none"/>
    </style:style>
    <style:style style:name="T12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e96293" style:font-style-asian="normal" style:font-weight-asian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fd81ff" style:font-style-asian="normal" style:font-weight-asian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060da9" style:font-style-asian="normal" style:font-weight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cad3b" style:font-style-asian="normal" style:font-weight-asian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d53b2" style:font-style-asian="normal" style:font-weight-asian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5f56" style:font-style-asian="normal" style:font-weight-asian="normal" style:text-emphasize="none"/>
    </style:style>
    <style:style style:name="T12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51fa27" style:font-style-asian="normal" style:font-weight-asian="normal" style:text-emphasize="none"/>
    </style:style>
    <style:style style:name="T12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4acd51" style:font-style-asian="normal" style:font-weight-asian="normal" style:text-emphasize="none"/>
    </style:style>
    <style:style style:name="T13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6dc054" style:font-style-asian="normal" style:font-weight-asian="normal" style:text-emphasize="none"/>
    </style:style>
    <style:style style:name="T13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8e50e7" style:font-style-asian="normal" style:font-weight-asian="normal" style:text-emphasize="none"/>
    </style:style>
    <style:style style:name="T13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8bdd1" style:font-style-asian="normal" style:font-weight-asian="normal" style:text-emphasize="none"/>
    </style:style>
    <style:style style:name="T13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da188" style:font-style-asian="normal" style:font-weight-asian="normal" style:text-emphasize="none"/>
    </style:style>
    <style:style style:name="T13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2a572" style:font-style-asian="normal" style:font-weight-asian="normal" style:text-emphasize="none"/>
    </style:style>
    <style:style style:name="T13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a63037" style:font-style-asian="normal" style:font-weight-asian="normal" style:text-emphasize="none"/>
    </style:style>
    <style:style style:name="T13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90cac3" style:font-style-asian="normal" style:font-weight-asian="normal" style:text-emphasize="none"/>
    </style:style>
    <style:style style:name="T13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eb6c46" style:font-style-asian="normal" style:font-weight-asian="normal" style:text-emphasize="none"/>
    </style:style>
    <style:style style:name="T13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4f7b263" style:font-style-asian="normal" style:font-weight-asian="normal" style:text-emphasize="none"/>
    </style:style>
    <style:style style:name="T13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02ed3c" style:font-style-asian="normal" style:font-weight-asian="normal" style:text-emphasize="none"/>
    </style:style>
    <style:style style:name="T14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031180" style:font-style-asian="normal" style:font-weight-asian="normal" style:text-emphasize="none"/>
    </style:style>
    <style:style style:name="T141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142" style:family="text">
      <style:text-properties fo:color="#000000" officeooo:rsid="001447a3"/>
    </style:style>
    <style:style style:name="T143" style:family="text">
      <style:text-properties fo:color="#000000" officeooo:rsid="018a727c"/>
    </style:style>
    <style:style style:name="T144" style:family="text">
      <style:text-properties fo:color="#000000" officeooo:rsid="018c2e74"/>
    </style:style>
    <style:style style:name="T145" style:family="text">
      <style:text-properties fo:color="#000000" officeooo:rsid="018c5379"/>
    </style:style>
    <style:style style:name="T146" style:family="text">
      <style:text-properties fo:color="#000000" fo:font-size="10pt" officeooo:rsid="001447a3" style:font-size-asian="10pt" style:font-size-complex="10pt"/>
    </style:style>
    <style:style style:name="T147" style:family="text">
      <style:text-properties fo:color="#000000" fo:font-size="10pt" officeooo:rsid="018c5379" style:font-size-asian="10pt" style:font-size-complex="10pt"/>
    </style:style>
    <style:style style:name="T148" style:family="text">
      <style:text-properties fo:color="#000000" officeooo:rsid="0366648f"/>
    </style:style>
    <style:style style:name="T149" style:family="text">
      <style:text-properties fo:color="#000000" officeooo:rsid="03c94c34"/>
    </style:style>
    <style:style style:name="T150" style:family="text">
      <style:text-properties fo:color="#000000" officeooo:rsid="04fc995b"/>
    </style:style>
    <style:style style:name="T151" style:family="text">
      <style:text-properties fo:font-size="10pt" style:font-size-asian="10pt" style:font-size-complex="10pt"/>
    </style:style>
    <style:style style:name="T152" style:family="text">
      <style:text-properties fo:font-size="10pt" officeooo:rsid="037cf034" style:font-size-asian="10pt" style:font-size-complex="10pt"/>
    </style:style>
    <style:style style:name="T153" style:family="text">
      <style:text-properties fo:font-size="10pt" officeooo:rsid="0382ae35" style:font-size-asian="10pt" style:font-size-complex="10pt"/>
    </style:style>
    <style:style style:name="T154" style:family="text">
      <style:text-properties fo:font-size="10pt" officeooo:rsid="03846769" style:font-size-asian="10pt" style:font-size-complex="10pt"/>
    </style:style>
    <style:style style:name="T155" style:family="text">
      <style:text-properties fo:font-size="10pt" officeooo:rsid="0388ac47" style:font-size-asian="10pt" style:font-size-complex="10pt"/>
    </style:style>
    <style:style style:name="T156" style:family="text">
      <style:text-properties fo:font-size="10pt" officeooo:rsid="0389076e" style:font-size-asian="10pt" style:font-size-complex="10pt"/>
    </style:style>
    <style:style style:name="T157" style:family="text">
      <style:text-properties fo:font-size="10pt" officeooo:rsid="0391c9ef" style:font-size-asian="10pt" style:font-size-complex="10pt"/>
    </style:style>
    <style:style style:name="T158" style:family="text">
      <style:text-properties fo:font-size="10pt" officeooo:rsid="04fc995b" style:font-size-asian="10pt" style:font-size-complex="10pt"/>
    </style:style>
    <style:style style:name="T159" style:family="text">
      <style:text-properties fo:font-size="10pt" officeooo:rsid="001447a3" style:font-size-asian="10pt" style:font-size-complex="10pt"/>
    </style:style>
    <style:style style:name="T160" style:family="text">
      <style:text-properties fo:font-size="10pt" officeooo:rsid="0502ed3c" style:font-size-asian="10pt" style:font-size-complex="10pt"/>
    </style:style>
    <style:style style:name="T161" style:family="text">
      <style:text-properties fo:font-size="10pt" officeooo:rsid="05031180" style:font-size-asian="10pt" style:font-size-complex="10pt"/>
    </style:style>
    <style:style style:name="T16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3c94c34" style:font-style-asian="normal" style:font-weight-asian="normal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text-emphasize="none"/>
    </style:style>
    <style:style style:name="T16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4acd51" style:text-emphasize="none"/>
    </style:style>
    <style:style style:name="T16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14411" style:text-emphasize="none"/>
    </style:style>
    <style:style style:name="T16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3ff54" style:text-emphasize="none"/>
    </style:style>
    <style:style style:name="T16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001d" style:text-emphasize="none"/>
    </style:style>
    <style:style style:name="T16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84775" style:text-emphasize="none"/>
    </style:style>
    <style:style style:name="T17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946e7" style:text-emphasize="none"/>
    </style:style>
    <style:style style:name="T17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dc054" style:text-emphasize="none"/>
    </style:style>
    <style:style style:name="T17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6e7ff2" style:text-emphasize="none"/>
    </style:style>
    <style:style style:name="T17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1fde9" style:text-emphasize="none"/>
    </style:style>
    <style:style style:name="T17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29a4c" style:text-emphasize="none"/>
    </style:style>
    <style:style style:name="T17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42cc6" style:text-emphasize="none"/>
    </style:style>
    <style:style style:name="T17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7d27c3" style:text-emphasize="none"/>
    </style:style>
    <style:style style:name="T17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086e3" style:text-emphasize="none"/>
    </style:style>
    <style:style style:name="T17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3cc90" style:text-emphasize="none"/>
    </style:style>
    <style:style style:name="T17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583ab" style:text-emphasize="none"/>
    </style:style>
    <style:style style:name="T18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7562e" style:text-emphasize="none"/>
    </style:style>
    <style:style style:name="T18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d48ca" style:text-emphasize="none"/>
    </style:style>
    <style:style style:name="T18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8e50e7" style:text-emphasize="none"/>
    </style:style>
    <style:style style:name="T18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0cac3" style:text-emphasize="none"/>
    </style:style>
    <style:style style:name="T18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40da" style:text-emphasize="none"/>
    </style:style>
    <style:style style:name="T18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8bdd1" style:text-emphasize="none"/>
    </style:style>
    <style:style style:name="T18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a3604" style:text-emphasize="none"/>
    </style:style>
    <style:style style:name="T18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3f10" style:text-emphasize="none"/>
    </style:style>
    <style:style style:name="T18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9f5a5e" style:text-emphasize="none"/>
    </style:style>
    <style:style style:name="T18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11ce0" style:text-emphasize="none"/>
    </style:style>
    <style:style style:name="T19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2a572" style:text-emphasize="none"/>
    </style:style>
    <style:style style:name="T191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a63037" style:text-emphasize="none"/>
    </style:style>
    <style:style style:name="T192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2f7a0" style:text-emphasize="none"/>
    </style:style>
    <style:style style:name="T193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8dd12" style:text-emphasize="none"/>
    </style:style>
    <style:style style:name="T19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bdc12a" style:text-emphasize="none"/>
    </style:style>
    <style:style style:name="T195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39c06" style:text-emphasize="none"/>
    </style:style>
    <style:style style:name="T196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7829b" style:text-emphasize="none"/>
    </style:style>
    <style:style style:name="T197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c9d3d8" style:text-emphasize="none"/>
    </style:style>
    <style:style style:name="T198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dabff4" style:text-emphasize="none"/>
    </style:style>
    <style:style style:name="T199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4e6099f" style:text-emphasize="none"/>
    </style:style>
    <style:style style:name="T200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officeooo:rsid="05031180" style:text-emphasize="none"/>
    </style:style>
    <style:style style:name="T201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202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text-emphasize="none"/>
    </style:style>
    <style:style style:name="T203" style:family="text">
      <style:text-properties officeooo:rsid="03fd81ff"/>
    </style:style>
    <style:style style:name="T204" style:family="text">
      <style:text-properties officeooo:rsid="041bd8d0"/>
    </style:style>
    <style:style style:name="T205" style:family="text">
      <style:text-properties officeooo:rsid="045aca34"/>
    </style:style>
    <style:style style:name="T206" style:family="text">
      <style:text-properties officeooo:rsid="048e50e7"/>
    </style:style>
    <style:style style:name="T207" style:family="text">
      <style:text-properties officeooo:rsid="04fc910a"/>
    </style:style>
    <style:style style:name="T208" style:family="text">
      <style:text-properties officeooo:rsid="04fc995b"/>
    </style:style>
    <style:style style:name="T209" style:family="text">
      <style:text-properties officeooo:rsid="0502ed3c"/>
    </style:style>
    <style:style style:name="T210" style:family="text">
      <style:text-properties officeooo:rsid="0503118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作者:庄凯钦</text:p>
      <text:p text:style-name="P26"/>
      <text:p text:style-name="P26">模块名:员工持股管理</text:p>
      <text:p text:style-name="P27"><text:tab/><text:bookmark-start text:name="__DdeLink__4522_521824983"/>导航下拉名_1:员工持股</text:p>
      <text:p text:style-name="P27"><text:tab/><text:tab/>导航名_1:股票发行方案</text:p>
      <text:p text:style-name="P156"><text:tab/><text:tab/><text:tab/>功能名字_1:列表 <text:s/>功能类型:网格 (有网格)<text:span text:style-name="T207">(scheme/v1/maps)</text:span></text:p>
      <text:p text:style-name="P68"><text:span text:style-name="T142"><text:tab/><text:tab/><text:tab/></text:span><text:span text:style-name="T146"><text:tab/></text:span><text:bookmark-start text:name="__DdeLink__9132_521824983"/><text:span text:style-name="T146">字段名称_1:</text:span><text:span text:style-name="T114">审核状态</text:span></text:p>
      <text:p text:style-name="P70"><text:span text:style-name="T142"><text:tab/><text:tab/><text:tab/><text:tab/>字段名称_2:</text:span><text:span text:style-name="T118">股份种类</text:span></text:p>
      <text:p text:style-name="P49"><text:tab/><text:tab/><text:tab/><text:tab/>字段名称_3:<text:span text:style-name="T162">方案代码</text:span></text:p>
      <text:p text:style-name="P71"><text:span text:style-name="T142"><text:tab/><text:tab/><text:tab/><text:tab/>字段名称_4:</text:span><text:span text:style-name="T118">方案名称</text:span></text:p>
      <text:p text:style-name="P71"><text:span text:style-name="T142"><text:tab/><text:tab/><text:tab/><text:tab/>字段名称_5:</text:span><text:span text:style-name="T118">发行目的</text:span></text:p>
      <text:p text:style-name="P70"><text:span text:style-name="T142"><text:tab/><text:tab/><text:tab/><text:tab/>字段名称_6:</text:span><text:span text:style-name="T118">总资本</text:span></text:p>
      <text:p text:style-name="P72"><text:span text:style-name="T142"><text:tab/><text:tab/><text:tab/><text:tab/>字段名称_7:</text:span><text:span text:style-name="T118">总股本</text:span><text:span text:style-name="T142"> </text:span></text:p>
      <text:p text:style-name="P70"><text:span text:style-name="T142"><text:tab/><text:tab/><text:tab/><text:tab/>字段名称_8:</text:span><text:span text:style-name="T118">票面价值</text:span><text:bookmark-end text:name="__DdeLink__4522_521824983"/></text:p>
      <text:p text:style-name="P73"><text:span text:style-name="T142"><text:tab/><text:tab/><text:tab/><text:tab/>字段名称_9:</text:span><text:span text:style-name="T118">计划筹资额</text:span></text:p>
      <text:p text:style-name="P70"><text:span text:style-name="T142"><text:tab/><text:tab/><text:tab/><text:tab/>字段名称_10:</text:span><text:span text:style-name="T118">发行人</text:span></text:p>
      <text:p text:style-name="P70"><text:span text:style-name="T142"><text:tab/><text:tab/><text:tab/><text:tab/>字段名称_11:</text:span><text:span text:style-name="T118">发行性质</text:span></text:p>
      <text:p text:style-name="P74"><text:span text:style-name="T142"><text:tab/><text:tab/><text:tab/><text:tab/>字段名称_1</text:span><text:span text:style-name="T143">2</text:span><text:span text:style-name="T142">:</text:span><text:span text:style-name="T118">发行比例</text:span></text:p>
      <text:p text:style-name="P125"><text:span text:style-name="T142"><text:tab/><text:tab/><text:tab/><text:tab/>字段名称_</text:span><text:span text:style-name="T144">1</text:span><text:span text:style-name="T142">3:</text:span><text:span text:style-name="T118">发行数量</text:span></text:p>
      <text:p text:style-name="P74"><text:span text:style-name="T142"><text:tab/><text:tab/><text:tab/><text:tab/>字段名称_</text:span><text:span text:style-name="T144">1</text:span><text:span text:style-name="T142">4:</text:span><text:span text:style-name="T118">发行价格</text:span></text:p>
      <text:p text:style-name="P74"><text:span text:style-name="T142"><text:tab/><text:tab/><text:tab/><text:tab/>字段名称_</text:span><text:span text:style-name="T144">1</text:span><text:span text:style-name="T142">5：</text:span><text:span text:style-name="T118">发行对象</text:span></text:p>
      <text:p text:style-name="P74"><text:span text:style-name="T142"><text:tab/><text:tab/><text:tab/><text:tab/>字段名称_</text:span><text:span text:style-name="T144">1</text:span><text:span text:style-name="T142">6:</text:span><text:span text:style-name="T118">发行方式</text:span></text:p>
      <text:p text:style-name="P74"><text:span text:style-name="T142"><text:tab/><text:tab/><text:tab/><text:tab/>字段名称_</text:span><text:span text:style-name="T144">1</text:span><text:span text:style-name="T142">7:</text:span><text:span text:style-name="T118">发行时间</text:span></text:p>
      <text:p text:style-name="P74"><text:span text:style-name="T142"><text:tab/><text:tab/><text:tab/><text:tab/>字段名称_</text:span><text:span text:style-name="T144">1</text:span><text:span text:style-name="T142">8:</text:span><text:span text:style-name="T118">出售方式</text:span></text:p>
      <text:p text:style-name="P74"><text:span text:style-name="T142"><text:tab/><text:tab/><text:tab/><text:tab/>字段名称_</text:span><text:span text:style-name="T144">1</text:span><text:span text:style-name="T142">9:</text:span><text:span text:style-name="T118">申购上下限标准</text:span></text:p>
      <text:p text:style-name="P74"><text:span text:style-name="T142"><text:tab/><text:tab/><text:tab/><text:tab/>字段名称_</text:span><text:span text:style-name="T144">2</text:span><text:span text:style-name="T142">0:</text:span><text:span text:style-name="T118">分红核算时间</text:span></text:p>
      <text:p text:style-name="P74"><text:span text:style-name="T142"><text:tab/><text:tab/><text:tab/><text:tab/>字段名称_</text:span><text:span text:style-name="T144">2</text:span><text:span text:style-name="T142">1:</text:span><text:span text:style-name="T118">备注</text:span></text:p>
      <text:p text:style-name="P126"><text:span text:style-name="T142"><text:tab/><text:tab/><text:tab/><text:tab/>字段名称_</text:span><text:span text:style-name="T145">22</text:span><text:span text:style-name="T142">:</text:span><text:span text:style-name="T118">方案制定时间</text:span></text:p>
      <text:p text:style-name="P126"><text:span text:style-name="T142"><text:tab/><text:tab/><text:tab/><text:tab/>字段名称_</text:span><text:span text:style-name="T145">2</text:span><text:span text:style-name="T142">3:</text:span><text:span text:style-name="T118">方案制定人</text:span></text:p>
      <text:p text:style-name="P75"><text:span text:style-name="T142"><text:tab/><text:tab/><text:tab/><text:tab/>字段名称_</text:span><text:span text:style-name="T145">2</text:span><text:span text:style-name="T142">4:</text:span><text:span text:style-name="T118">总经办</text:span></text:p>
      <text:p text:style-name="P69"><text:span text:style-name="T146"><text:tab/><text:tab/><text:tab/><text:tab/>字段名称_</text:span><text:span text:style-name="T147">2</text:span><text:span text:style-name="T146">5：</text:span><text:span text:style-name="T114">审核意见</text:span><text:bookmark-end text:name="__DdeLink__9132_521824983"/></text:p>
      <text:p text:style-name="P26"><text:tab/><text:tab/></text:p>
      <text:p text:style-name="P157"><text:tab/><text:tab/><text:tab/>功能名称_2:申请 功能类型:编辑 <text:span text:style-name="T207">(scheme/v1/save)</text:span></text:p>
      <text:p text:style-name="P146"><text:span text:style-name="T142"><text:tab/><text:tab/><text:tab/><text:tab/></text:span><text:span text:style-name="T146">字段名称_1:股票种类　标签类型:下拉手填框 必填 </text:span></text:p>
      <text:p text:style-name="P127"><text:span text:style-name="T142"><text:tab/><text:tab/><text:tab/><text:tab/><text:tab/><text:tab/><text:tab/><text:tab/><text:tab/><text:tab/><text:tab/>（下拉框默认值：</text:span><text:span text:style-name="T118">原始股，绩效股，流通股）</text:span></text:p>
      <text:p text:style-name="P76"><text:span text:style-name="T142"><text:tab/><text:tab/><text:tab/><text:tab/>字段名称_2:</text:span><text:span text:style-name="T118">方案名称　</text:span><text:span text:style-name="T142">标签类型:文本框 必填 </text:span></text:p>
      <text:p text:style-name="P76"><text:span text:style-name="T142"><text:tab/><text:tab/><text:tab/><text:tab/>字段名称_3:</text:span><text:span text:style-name="T118">发行目的　</text:span><text:span text:style-name="T142">标签类型:文本框 必填</text:span></text:p>
      <text:p text:style-name="P76"><text:span text:style-name="T142"><text:tab/><text:tab/><text:tab/><text:tab/>字段名称_4:</text:span><text:span text:style-name="T118">总资本　　</text:span><text:span text:style-name="T142">标签类型:数字框 必填</text:span></text:p>
      <text:p text:style-name="P76"><text:span text:style-name="T142"><text:tab/><text:tab/><text:tab/><text:tab/>字段名称_5:</text:span><text:span text:style-name="T118">总股本　　</text:span><text:span text:style-name="T142">标签类型:数字框 必填</text:span></text:p>
      <text:p text:style-name="P76"><text:span text:style-name="T142"><text:tab/><text:tab/><text:tab/><text:tab/>字段名称_6:</text:span><text:span text:style-name="T118">票面价值　</text:span><text:span text:style-name="T142">标签类型:数字框　必填</text:span></text:p>
      <text:p text:style-name="P76"><text:span text:style-name="T142"><text:tab/><text:tab/><text:tab/><text:tab/>字段名称_7:计</text:span><text:span text:style-name="T118">划筹资额　</text:span><text:span text:style-name="T142">标签类型:数字框 必填</text:span></text:p>
      <text:p text:style-name="P76"><text:span text:style-name="T142"><text:tab/><text:tab/><text:tab/><text:tab/>字段名称_8:</text:span><text:span text:style-name="T118">发行人　　</text:span><text:span text:style-name="T142">标签类型:文本框 <text:s/>必填</text:span></text:p>
      <text:p text:style-name="P76"><text:span text:style-name="T142"><text:tab/><text:tab/><text:tab/><text:tab/>字段名称_9:</text:span><text:span text:style-name="T118">发行性质　</text:span><text:span text:style-name="T142">标签类型:文本框 必填</text:span></text:p>
      <text:p text:style-name="P76"><text:span text:style-name="T142"><text:tab/><text:tab/><text:tab/><text:tab/>字段名称_10:</text:span><text:span text:style-name="T118">发行比例　</text:span><text:span text:style-name="T142">标签类型:数字框 必填</text:span></text:p>
      <text:p text:style-name="P76"><text:span text:style-name="T142"><text:tab/><text:tab/><text:tab/><text:tab/>字段名称_11:</text:span><text:span text:style-name="T118">发行数量　</text:span><text:span text:style-name="T142">标签类型:数字框 必填</text:span></text:p>
      <text:p text:style-name="P76"><text:span text:style-name="T142"><text:tab/><text:tab/><text:tab/><text:tab/>字段名称_1</text:span><text:span text:style-name="T143">2</text:span><text:span text:style-name="T142">:</text:span><text:span text:style-name="T118">发行价格　</text:span><text:span text:style-name="T142">标签类型:数字框 必填</text:span></text:p>
      <text:p text:style-name="P128"><text:span text:style-name="T142"><text:tab/><text:tab/><text:tab/><text:tab/>字段名称_</text:span><text:span text:style-name="T144">1</text:span><text:span text:style-name="T142">3:</text:span><text:span text:style-name="T118">发行对象　</text:span><text:span text:style-name="T142">标签类型:文本框　必填</text:span></text:p>
      <text:p text:style-name="P76"><text:span text:style-name="T142"><text:tab/><text:tab/><text:tab/><text:tab/>字段名称_</text:span><text:span text:style-name="T144">1</text:span><text:span text:style-name="T142">4:</text:span><text:span text:style-name="T118">发行方式　</text:span><text:span text:style-name="T142">标签类型:文本框 必填</text:span></text:p>
      <text:p text:style-name="P77"><text:span text:style-name="T142"><text:tab/><text:tab/><text:tab/><text:tab/>字段名称_</text:span><text:span text:style-name="T144">1</text:span><text:span text:style-name="T142">5：</text:span><text:span text:style-name="T118">发行时间　</text:span><text:span text:style-name="T142">标签类型:日期框 必填 （</text:span><text:span text:style-name="T148">yyyy-MM-dd</text:span><text:span text:style-name="T142">）</text:span></text:p>
      <text:p text:style-name="P76"><text:span text:style-name="T142"><text:tab/><text:tab/><text:tab/><text:tab/>字段名称_</text:span><text:span text:style-name="T144">1</text:span><text:span text:style-name="T142">6:</text:span><text:span text:style-name="T118">出售方式　</text:span><text:span text:style-name="T142">标签类型:文本框 必填</text:span></text:p>
      <text:p text:style-name="P76"><text:span text:style-name="T142"><text:tab/><text:tab/><text:tab/><text:tab/>字段名称_</text:span><text:span text:style-name="T144">1</text:span><text:span text:style-name="T142">7:</text:span><text:span text:style-name="T118">申购上下限标准　</text:span><text:span text:style-name="T142">标签类型:文本框 必填</text:span></text:p>
      <text:p text:style-name="P76"><text:span text:style-name="T142"><text:tab/><text:tab/><text:tab/><text:tab/>字段名称_</text:span><text:span text:style-name="T144">1</text:span><text:span text:style-name="T142">8:</text:span><text:span text:style-name="T118">分红核算时间　</text:span><text:span text:style-name="T142">标签类型:日期框 必填　（</text:span><text:span text:style-name="T148">yyyy-MM-dd</text:span><text:span text:style-name="T142">）</text:span></text:p>
      <text:p text:style-name="P76"><text:span text:style-name="T142"><text:tab/><text:tab/><text:tab/><text:tab/>字段名称_</text:span><text:span text:style-name="T144">1</text:span><text:span text:style-name="T142">9:</text:span><text:span text:style-name="T118">备注　</text:span><text:span text:style-name="T142">标签类型:文本框 非必填</text:span></text:p>
      <text:p text:style-name="P51"><text:tab/><text:tab/><text:tab/><text:tab/></text:p>
      <text:p text:style-name="P26"><text:soft-page-break/><text:tab/><text:tab/><text:tab/><text:tab/></text:p>
      <text:p text:style-name="P148"><text:tab/><text:tab/><text:tab/>功能名称_3:编辑 功能类型:编辑（<text:span text:style-name="T208">scheme/v1/update/{id}</text:span>）</text:p>
      <text:p text:style-name="P40"><text:tab/><text:tab/><text:tab/><text:tab/><text:span text:style-name="T151">字段名称_1:股票种类　标签类型:下拉手填框 必填 </text:span></text:p>
      <text:p text:style-name="P129"><text:span text:style-name="T142"><text:tab/><text:tab/><text:tab/><text:tab/><text:tab/><text:tab/><text:tab/><text:tab/><text:tab/><text:tab/><text:tab/>（下拉框默认值：</text:span><text:span text:style-name="T118">原始股，绩效股，流通股）</text:span></text:p>
      <text:p text:style-name="P78"><text:span text:style-name="T142"><text:tab/><text:tab/><text:tab/><text:tab/>字段名称_2:</text:span><text:span text:style-name="T118">方案名称　</text:span><text:span text:style-name="T142">标签类型:文本框 必填 </text:span></text:p>
      <text:p text:style-name="P78"><text:span text:style-name="T142"><text:tab/><text:tab/><text:tab/><text:tab/>字段名称_3:</text:span><text:span text:style-name="T118">发行目的　</text:span><text:span text:style-name="T142">标签类型:文本框 必填</text:span></text:p>
      <text:p text:style-name="P78"><text:span text:style-name="T142"><text:tab/><text:tab/><text:tab/><text:tab/>字段名称_4:</text:span><text:span text:style-name="T118">总资本　　</text:span><text:span text:style-name="T142">标签类型:数字框 必填</text:span></text:p>
      <text:p text:style-name="P78"><text:span text:style-name="T142"><text:tab/><text:tab/><text:tab/><text:tab/>字段名称_5:</text:span><text:span text:style-name="T118">总股本　　</text:span><text:span text:style-name="T142">标签类型:数字框 必填</text:span></text:p>
      <text:p text:style-name="P78"><text:span text:style-name="T142"><text:tab/><text:tab/><text:tab/><text:tab/>字段名称_6:</text:span><text:span text:style-name="T118">票面价值　</text:span><text:span text:style-name="T142">标签类型:数字框　必填</text:span></text:p>
      <text:p text:style-name="P78"><text:span text:style-name="T142"><text:tab/><text:tab/><text:tab/><text:tab/>字段名称_7:计</text:span><text:span text:style-name="T118">划筹资额　</text:span><text:span text:style-name="T142">标签类型:数字框 必填</text:span></text:p>
      <text:p text:style-name="P78"><text:span text:style-name="T142"><text:tab/><text:tab/><text:tab/><text:tab/>字段名称_8:</text:span><text:span text:style-name="T118">发行人　　</text:span><text:span text:style-name="T142">标签类型:文本框 <text:s/>必填</text:span></text:p>
      <text:p text:style-name="P78"><text:span text:style-name="T142"><text:tab/><text:tab/><text:tab/><text:tab/>字段名称_9:</text:span><text:span text:style-name="T118">发行性质　</text:span><text:span text:style-name="T142">标签类型:文本框 必填</text:span></text:p>
      <text:p text:style-name="P78"><text:span text:style-name="T142"><text:tab/><text:tab/><text:tab/><text:tab/>字段名称_10:</text:span><text:span text:style-name="T118">发行比例　</text:span><text:span text:style-name="T142">标签类型:数字框 必填</text:span></text:p>
      <text:p text:style-name="P78"><text:span text:style-name="T142"><text:tab/><text:tab/><text:tab/><text:tab/>字段名称_11:</text:span><text:span text:style-name="T118">发行数量　</text:span><text:span text:style-name="T142">标签类型:数字框 必填</text:span></text:p>
      <text:p text:style-name="P78"><text:span text:style-name="T142"><text:tab/><text:tab/><text:tab/><text:tab/>字段名称_1</text:span><text:span text:style-name="T143">2</text:span><text:span text:style-name="T142">:</text:span><text:span text:style-name="T118">发行价格　</text:span><text:span text:style-name="T142">标签类型:数字框 必填</text:span></text:p>
      <text:p text:style-name="P129"><text:span text:style-name="T142"><text:tab/><text:tab/><text:tab/><text:tab/>字段名称_</text:span><text:span text:style-name="T144">1</text:span><text:span text:style-name="T142">3:</text:span><text:span text:style-name="T118">发行对象　</text:span><text:span text:style-name="T142">标签类型:文本框　必填</text:span></text:p>
      <text:p text:style-name="P78"><text:span text:style-name="T142"><text:tab/><text:tab/><text:tab/><text:tab/>字段名称_</text:span><text:span text:style-name="T144">1</text:span><text:span text:style-name="T142">4:</text:span><text:span text:style-name="T118">发行方式　</text:span><text:span text:style-name="T142">标签类型:文本框 必填</text:span></text:p>
      <text:p text:style-name="P78"><text:span text:style-name="T142"><text:tab/><text:tab/><text:tab/><text:tab/>字段名称_</text:span><text:span text:style-name="T144">1</text:span><text:span text:style-name="T142">5：</text:span><text:span text:style-name="T118">发行时间　</text:span><text:span text:style-name="T142">标签类型:日期框 必填 （</text:span><text:span text:style-name="T148">yyyy-MM-dd</text:span><text:span text:style-name="T142">）</text:span></text:p>
      <text:p text:style-name="P78"><text:span text:style-name="T142"><text:tab/><text:tab/><text:tab/><text:tab/>字段名称_</text:span><text:span text:style-name="T144">1</text:span><text:span text:style-name="T142">6:</text:span><text:span text:style-name="T118">出售方式　</text:span><text:span text:style-name="T142">标签类型:</text:span><text:span text:style-name="T150">文本</text:span><text:span text:style-name="T142">框 必填</text:span></text:p>
      <text:p text:style-name="P78"><text:span text:style-name="T142"><text:tab/><text:tab/><text:tab/><text:tab/>字段名称_</text:span><text:span text:style-name="T144">1</text:span><text:span text:style-name="T142">7:</text:span><text:span text:style-name="T118">申购上下限标准　</text:span><text:span text:style-name="T142">标签类型:文本框 必填</text:span></text:p>
      <text:p text:style-name="P78"><text:span text:style-name="T142"><text:tab/><text:tab/><text:tab/><text:tab/>字段名称_</text:span><text:span text:style-name="T144">1</text:span><text:span text:style-name="T142">8:</text:span><text:span text:style-name="T118">分红核算时间　</text:span><text:span text:style-name="T142">标签类型:日期框 必填　（</text:span><text:span text:style-name="T148">yyyy-MM-dd</text:span><text:span text:style-name="T142">）</text:span></text:p>
      <text:p text:style-name="P50"><text:tab/><text:tab/><text:tab/><text:tab/>字段名称_<text:span text:style-name="T105">1</text:span>9:<text:span text:style-name="T162">备注　</text:span>标签类型:文本框 非必填</text:p>
      <text:p text:style-name="P50"/>
      <text:p text:style-name="P157"><text:tab/><text:tab/><text:tab/>功能名称_<text:span text:style-name="T2">4</text:span>:审核 功能类型: 编辑（<text:span text:style-name="T208">scheme/v1/examine/{id}</text:span>）</text:p>
      <text:p text:style-name="P161"><text:span text:style-name="T1"><text:tab/><text:tab/><text:tab/><text:tab/></text:span><text:span text:style-name="T159">字段名称_</text:span><text:span text:style-name="T152">1:</text:span><text:span text:style-name="T153">审核状态 标签类型:</text:span><text:bookmark-start text:name="__DdeLink__4518_521824983"/><text:span text:style-name="T153">下拉框 </text:span><text:span text:style-name="T158">(</text:span><text:span text:style-name="T97">审核通过待发行</text:span><text:span text:style-name="T96">,</text:span><text:span text:style-name="T97">审核不通过</text:span><text:span text:style-name="T96">,</text:span><text:span text:style-name="T97">已发行</text:span><text:span text:style-name="T158">)</text:span><text:span text:style-name="T157"> 必填</text:span><text:bookmark-end text:name="__DdeLink__4518_521824983"/></text:p>
      <text:p text:style-name="P28"><text:span text:style-name="T154"><text:tab/><text:tab/><text:tab/><text:tab/></text:span><text:span text:style-name="T155">字段名称_2:</text:span><text:span text:style-name="T156">审核意见 标签类型:</text:span><text:span text:style-name="T157">文本框 必填</text:span></text:p>
      <text:p text:style-name="P28"><text:tab/><text:tab/><text:tab/><text:tab/><text:tab/></text:p>
      <text:p text:style-name="P158"><text:tab/><text:tab/><text:tab/>功能名称_<text:span text:style-name="T3">5</text:span>:删除 功能类型: 删除<text:span text:style-name="T209">(scheme/v1/delete/{id})</text:span></text:p>
      <text:p text:style-name="P29"><text:tab/><text:tab/><text:tab/><text:tab/></text:p>
      <text:p text:style-name="P149"><text:tab/><text:tab/><text:tab/>功能名称_<text:span text:style-name="T4">6</text:span>:发行 功能类型: <text:s/>发行<text:span text:style-name="T209">(scheme/v1/issue/{id})</text:span></text:p>
      <text:p text:style-name="P102"><text:tab/><text:tab/><text:tab/><text:tab/>（做成按钮，点击一条数据，点击发行按钮）</text:p>
      <text:p text:style-name="P30"/>
      <text:p text:style-name="P90"><text:tab/><text:tab/>导航名_<text:span text:style-name="T104">2</text:span>:交易中心</text:p>
      <text:p text:style-name="P158"><text:tab/><text:tab/><text:tab/>功能名字_1:列表 <text:s/>功能类型:网格 (有网格)<text:span text:style-name="T209">(details/v1/list)</text:span></text:p>
      <text:p text:style-name="P85"><text:span text:style-name="T142"><text:tab/><text:tab/><text:tab/><text:tab/></text:span><text:span text:style-name="T146">字段名称_1:</text:span><text:span text:style-name="T114">日期</text:span></text:p>
      <text:p text:style-name="P79"><text:span text:style-name="T142"><text:tab/><text:tab/><text:tab/><text:tab/>字段名称_2:</text:span><text:span text:style-name="T118">方案代码</text:span></text:p>
      <text:p text:style-name="P79"><text:span text:style-name="T142"><text:tab/><text:tab/><text:tab/><text:tab/>字段名称_3:</text:span><text:span text:style-name="T118">方案名称</text:span></text:p>
      <text:p text:style-name="P79"><text:span text:style-name="T142"><text:tab/><text:tab/><text:tab/><text:tab/>字段名称_4:</text:span><text:span text:style-name="T118">发行目的</text:span></text:p>
      <text:p text:style-name="P79"><text:span text:style-name="T142"><text:tab/><text:tab/><text:tab/><text:tab/>字段名称_5:</text:span><text:span text:style-name="T118">总资本</text:span></text:p>
      <text:p text:style-name="P79"><text:span text:style-name="T142"><text:tab/><text:tab/><text:tab/><text:tab/>字段名称_6:</text:span><text:span text:style-name="T118">总股本</text:span></text:p>
      <text:p text:style-name="P79"><text:span text:style-name="T142"><text:tab/><text:tab/><text:tab/><text:tab/>字段名称_7:</text:span><text:span text:style-name="T118">票面价值</text:span></text:p>
      <text:p text:style-name="P130"><text:span text:style-name="T142"><text:tab/><text:tab/><text:tab/><text:tab/>字段类型_</text:span><text:span text:style-name="T149">8:</text:span><text:span text:style-name="T118">计划筹资额</text:span></text:p>
      <text:p text:style-name="P100"><text:span text:style-name="T162"><text:tab/><text:tab/><text:tab/><text:tab/>字段名称_</text:span><text:span text:style-name="T163">9:</text:span><text:span text:style-name="T162">发行人</text:span></text:p>
      <text:p text:style-name="P100"><text:span text:style-name="T162"><text:tab/><text:tab/><text:tab/><text:tab/>字段名称_</text:span><text:span text:style-name="T163">10:</text:span><text:span text:style-name="T162">发行性质</text:span></text:p>
      <text:p text:style-name="P100"><text:span text:style-name="T162"><text:tab/><text:tab/><text:tab/><text:tab/>字段名称_</text:span><text:span text:style-name="T163">11:</text:span><text:span text:style-name="T162">发行比例</text:span></text:p>
      <text:p text:style-name="P100"><text:span text:style-name="T162"><text:tab/><text:tab/><text:tab/><text:tab/>字段名称_</text:span><text:span text:style-name="T163">12:</text:span><text:span text:style-name="T162">发行数量</text:span></text:p>
      <text:p text:style-name="P100"><text:span text:style-name="T162"><text:tab/><text:tab/><text:tab/><text:tab/>字段名称_</text:span><text:span text:style-name="T163">13:</text:span><text:span text:style-name="T162">发行价格</text:span></text:p>
      <text:p text:style-name="P100"><text:span text:style-name="T162"><text:tab/><text:tab/><text:tab/><text:tab/>字段名称_</text:span><text:span text:style-name="T163">14</text:span><text:span text:style-name="T162">:发行对象</text:span></text:p>
      <text:p text:style-name="P100"><text:span text:style-name="T162"><text:tab/><text:tab/><text:tab/><text:tab/>字段名称_</text:span><text:span text:style-name="T163">15:</text:span><text:span text:style-name="T162">发行方式</text:span></text:p>
      <text:p text:style-name="P100"><text:span text:style-name="T162"><text:tab/><text:tab/><text:tab/><text:tab/>字段名称_</text:span><text:span text:style-name="T163">16:</text:span><text:span text:style-name="T162">发行</text:span><text:span text:style-name="T201">/</text:span><text:span text:style-name="T162">出售时间</text:span></text:p>
      <text:p text:style-name="P100"><text:span text:style-name="T162"><text:tab/><text:tab/><text:tab/><text:tab/>字段名称_</text:span><text:span text:style-name="T163">17:</text:span><text:span text:style-name="T162">出售方式</text:span></text:p>
      <text:p text:style-name="P100"><text:soft-page-break/><text:span text:style-name="T162"><text:tab/><text:tab/><text:tab/><text:tab/>字段名称_</text:span><text:span text:style-name="T163">18:</text:span><text:span text:style-name="T162">申购上下限标准</text:span></text:p>
      <text:p text:style-name="P100"><text:span text:style-name="T162"><text:tab/><text:tab/><text:tab/><text:tab/>字段名称_</text:span><text:span text:style-name="T163">19:</text:span><text:span text:style-name="T162">分红核算时间</text:span></text:p>
      <text:p text:style-name="P100"><text:span text:style-name="T162"><text:tab/><text:tab/><text:tab/><text:tab/>字段名称_</text:span><text:span text:style-name="T163">20:</text:span><text:span text:style-name="T162">剩余出售股数</text:span></text:p>
      <text:p text:style-name="P100"><text:span text:style-name="T162"><text:tab/><text:tab/><text:tab/><text:tab/>字段名称_</text:span><text:span text:style-name="T163">21:</text:span><text:span text:style-name="T162">备注</text:span></text:p>
      <text:p text:style-name="P98"><text:tab/><text:tab/><text:tab/><text:span text:style-name="T203">　　</text:span></text:p>
      <text:p text:style-name="P162"><text:span text:style-name="T7"><text:tab/><text:tab/><text:tab/></text:span><text:span text:style-name="T29">功能名称_</text:span><text:span text:style-name="T30">2</text:span><text:span text:style-name="T29">:</text:span><text:span text:style-name="T31">申请购买　</text:span><text:span text:style-name="T29">功能类型:编辑</text:span><text:span text:style-name="T32">(details/v1/buy/{id})</text:span></text:p>
      <text:p text:style-name="P52"><text:span text:style-name="T12"><text:tab/><text:tab/><text:tab/><text:tab/>弹出申购表</text:span><text:span text:style-name="T13">：</text:span></text:p>
      <text:p text:style-name="P24"><text:tab/><text:tab/><text:tab/><text:tab/><text:tab/>字段名：购入股数 标签类型:数字框 必填</text:p>
      <text:p text:style-name="P86"><text:span text:style-name="T77"><text:tab/><text:tab/><text:tab/><text:tab/></text:span><text:span text:style-name="T78">（填完点击确定，弹出　</text:span></text:p>
      <text:p text:style-name="P80"><text:span text:style-name="T79"><text:tab/><text:tab/><text:tab/><text:tab/><text:tab/>温馨提示</text:span><text:span text:style-name="T80">：</text:span><text:span text:style-name="T33">已</text:span><text:span text:style-name="T118">申请购买，如需修改或查看是否成功请到干股申购表处查看，谢谢</text:span></text:p>
      <text:p text:style-name="P80"><text:span text:style-name="T33"><text:tab/><text:tab/><text:tab/><text:tab/>　</text:span><text:span text:style-name="T79">）</text:span></text:p>
      <text:p text:style-name="P168"><text:span text:style-name="T79"><text:tab/><text:tab/><text:tab/>功能名称_</text:span><text:span text:style-name="T81">3:交易详情</text:span><text:span text:style-name="T82">　功能类型:网格</text:span><text:span text:style-name="T89">(details/v1/detail/list/{id})</text:span></text:p>
      <text:p text:style-name="P80"><text:span text:style-name="T82"><text:tab/><text:tab/><text:tab/><text:tab/>字段名称_</text:span><text:span text:style-name="T83">1:</text:span><text:span text:style-name="T36">方</text:span><text:span text:style-name="T118">案代码</text:span></text:p>
      <text:p text:style-name="P132"><text:span text:style-name="T36"><text:tab/></text:span><text:span text:style-name="T35"><text:tab/><text:tab/><text:tab/></text:span><text:span text:style-name="T34">字段名称_</text:span><text:span text:style-name="T35">2:</text:span><text:span text:style-name="T36">方</text:span><text:span text:style-name="T118">案名称</text:span></text:p>
      <text:p text:style-name="P132"><text:span text:style-name="T36"><text:tab/><text:tab/><text:tab/><text:tab/></text:span><text:span text:style-name="T34">字段名称_</text:span><text:span text:style-name="T35">3:</text:span><text:span text:style-name="T36">出</text:span><text:span text:style-name="T118">售</text:span><text:span text:style-name="T141">/</text:span><text:span text:style-name="T118">发行人</text:span></text:p>
      <text:p text:style-name="P132"><text:span text:style-name="T36"><text:tab/><text:tab/><text:tab/><text:tab/></text:span><text:span text:style-name="T34">字段名称_</text:span><text:span text:style-name="T35">4:</text:span><text:span text:style-name="T36">出</text:span><text:span text:style-name="T118">售</text:span><text:span text:style-name="T141">/</text:span><text:span text:style-name="T118">发行数量</text:span></text:p>
      <text:p text:style-name="P132"><text:span text:style-name="T36"><text:tab/><text:tab/><text:tab/><text:tab/></text:span><text:span text:style-name="T34">字段名称_</text:span><text:span text:style-name="T35">5:</text:span><text:span text:style-name="T36">出</text:span><text:span text:style-name="T118">售</text:span><text:span text:style-name="T141">/</text:span><text:span text:style-name="T118">发行价格</text:span></text:p>
      <text:p text:style-name="P132"><text:span text:style-name="T36"><text:tab/><text:tab/><text:tab/><text:tab/></text:span><text:span text:style-name="T34">字段名称_</text:span><text:span text:style-name="T35">6:</text:span><text:span text:style-name="T36">出</text:span><text:span text:style-name="T118">售</text:span><text:span text:style-name="T141">/</text:span><text:span text:style-name="T118">发行时间</text:span></text:p>
      <text:p text:style-name="P132"><text:span text:style-name="T36"><text:tab/><text:tab/><text:tab/><text:tab/></text:span><text:span text:style-name="T34">字段名称_</text:span><text:span text:style-name="T35">7:</text:span><text:span text:style-name="T36">剩</text:span><text:span text:style-name="T118">余出售量</text:span></text:p>
      <text:p text:style-name="P134"><text:span text:style-name="T118"><text:tab/><text:tab/><text:tab/><text:tab/><text:tab/></text:span><text:span text:style-name="T122">　</text:span><text:span text:style-name="T121">按钮</text:span><text:span text:style-name="T122">：刷新　点击刷新按钮刷新交易详情</text:span></text:p>
      <text:p text:style-name="P150"><text:span text:style-name="T122"><text:tab/><text:tab/><text:tab/><text:tab/><text:tab/> <text:s text:c="4"/>按钮:</text:span><text:span text:style-name="T123">　</text:span><text:span text:style-name="T122">回收</text:span><text:span text:style-name="T123">　</text:span><text:span text:style-name="T139">(details/v1/recovery/{id})</text:span></text:p>
      <text:p text:style-name="P150"><text:span text:style-name="T118"><text:tab/><text:tab/><text:tab/></text:span><text:span text:style-name="T119">功能名称_4:购买 功能类型</text:span><text:span text:style-name="T120">:编辑</text:span><text:span text:style-name="T139">(details/v1/detail/buy/{id})</text:span></text:p>
      <text:p text:style-name="P53"><text:span text:style-name="T12"><text:tab/><text:tab/><text:tab/><text:tab/>弹出申购表</text:span><text:span text:style-name="T13">：</text:span></text:p>
      <text:p text:style-name="P25"><text:tab/><text:tab/><text:tab/><text:tab/><text:tab/>字段名：购入股数 标签类型:数字框 必填</text:p>
      <text:p text:style-name="P81"><text:span text:style-name="T84"><text:tab/><text:tab/><text:tab/><text:tab/></text:span><text:span text:style-name="T79">（填完点击确定，弹出　</text:span></text:p>
      <text:p text:style-name="P81"><text:span text:style-name="T79"><text:tab/><text:tab/><text:tab/><text:tab/><text:tab/>温馨提示</text:span><text:span text:style-name="T80">：</text:span><text:span text:style-name="T33">已</text:span><text:span text:style-name="T118">申请购买，如需修改或查看是否成功请到干股申购表处查看，谢谢</text:span></text:p>
      <text:p text:style-name="P133"><text:span text:style-name="T33"><text:tab/><text:tab/><text:tab/><text:tab/>　</text:span><text:span text:style-name="T38">）</text:span></text:p>
      <text:p text:style-name="P150"><text:span text:style-name="T38"><text:tab/><text:tab/><text:tab/>功能</text:span><text:span text:style-name="T39">名称_</text:span><text:span text:style-name="T40">5:出售</text:span><text:span text:style-name="T41"> 功能类型:</text:span><text:span text:style-name="T42">编辑</text:span><text:span text:style-name="T64">(details/v1/sell/{id})</text:span></text:p>
      <text:p text:style-name="P133"><text:span text:style-name="T43"><text:tab/><text:tab/><text:tab/><text:tab/><text:tab/></text:span><text:span text:style-name="T44">字段名称_1:出售金额 标签类型:数字框</text:span><text:span text:style-name="T51">　必填</text:span></text:p>
      <text:p text:style-name="P133"><text:span text:style-name="T44"><text:tab/><text:tab/><text:tab/><text:tab/><text:tab/>字段名称_2:出售股数 标签类型:数字框</text:span><text:span text:style-name="T51">　必填</text:span></text:p>
      <text:p text:style-name="P121"/>
      <text:p text:style-name="P99"><text:tab/><text:tab/>导航名_<text:span text:style-name="T204">3:干股申购表</text:span></text:p>
      <text:p text:style-name="P158"><text:tab/><text:tab/><text:tab/><text:span text:style-name="T151">功能名称_1:列表 <text:s/>功能类型:网格 (有网格)</text:span><text:span text:style-name="T160">(purchase/v1/list)</text:span></text:p>
      <text:p text:style-name="P82"><text:span text:style-name="T142"><text:tab/><text:tab/><text:tab/><text:tab/><text:tab/>字段名称_1:</text:span><text:span text:style-name="T121">状</text:span><text:span text:style-name="T118">态</text:span></text:p>
      <text:p text:style-name="P82"><text:span text:style-name="T142"><text:tab/><text:tab/><text:tab/><text:tab/><text:tab/>字段名称_2:</text:span><text:span text:style-name="T121">申</text:span><text:span text:style-name="T118">购人</text:span></text:p>
      <text:p text:style-name="P82"><text:span text:style-name="T142"><text:tab/><text:tab/><text:tab/><text:tab/><text:tab/>字段名称_3:</text:span><text:span text:style-name="T121">申</text:span><text:span text:style-name="T118">购时间</text:span></text:p>
      <text:p text:style-name="P82"><text:span text:style-name="T142"><text:tab/><text:tab/><text:tab/><text:tab/><text:tab/>字段名称_4:</text:span><text:span text:style-name="T121">地</text:span><text:span text:style-name="T118">区</text:span></text:p>
      <text:p text:style-name="P82"><text:span text:style-name="T142"><text:tab/><text:tab/><text:tab/><text:tab/><text:tab/>字段名称_5:</text:span><text:span text:style-name="T121">项</text:span><text:span text:style-name="T118">目</text:span></text:p>
      <text:p text:style-name="P82"><text:span text:style-name="T142"><text:tab/><text:tab/><text:tab/><text:tab/><text:tab/>字段名称_6:</text:span><text:span text:style-name="T121">部</text:span><text:span text:style-name="T118">门</text:span></text:p>
      <text:p text:style-name="P82"><text:span text:style-name="T142"><text:tab/><text:tab/><text:tab/><text:tab/><text:tab/>字段名称_7:</text:span><text:span text:style-name="T121">岗</text:span><text:span text:style-name="T118">位</text:span></text:p>
      <text:p text:style-name="P135"><text:span text:style-name="T142"><text:tab/><text:tab/><text:tab/><text:tab/><text:tab/>字段类型_</text:span><text:span text:style-name="T149">8:</text:span><text:span text:style-name="T124">在</text:span><text:span text:style-name="T118">职时间（月数）</text:span></text:p>
      <text:p text:style-name="P135"><text:span text:style-name="T121"><text:tab/><text:tab/><text:tab/><text:tab/><text:tab/>字段名称_</text:span><text:span text:style-name="T124">9:出</text:span><text:span text:style-name="T118">售人</text:span></text:p>
      <text:p text:style-name="P135"><text:span text:style-name="T121"><text:tab/><text:tab/><text:tab/><text:tab/><text:tab/>字段名称_</text:span><text:span text:style-name="T124">10:购</text:span><text:span text:style-name="T118">入股数</text:span></text:p>
      <text:p text:style-name="P135"><text:span text:style-name="T121"><text:tab/><text:tab/><text:tab/><text:tab/><text:tab/>字段名称_</text:span><text:span text:style-name="T124">11:应</text:span><text:span text:style-name="T118">付额</text:span></text:p>
      <text:p text:style-name="P135"><text:span text:style-name="T121"><text:tab/><text:tab/><text:tab/><text:tab/><text:tab/>字段名称_</text:span><text:span text:style-name="T124">12:目</text:span><text:span text:style-name="T118">前处罚记录次数</text:span></text:p>
      <text:p text:style-name="P135"><text:span text:style-name="T121"><text:tab/><text:tab/><text:tab/><text:tab/><text:tab/>字段名称_</text:span><text:span text:style-name="T124">13:目</text:span><text:span text:style-name="T118">前获得奖励次数</text:span></text:p>
      <text:p text:style-name="P135"><text:span text:style-name="T121"><text:tab/><text:tab/><text:tab/><text:tab/><text:tab/>字段名称_</text:span><text:span text:style-name="T124">14</text:span><text:span text:style-name="T121">:</text:span><text:span text:style-name="T118">各项晋升的次数</text:span></text:p>
      <text:p text:style-name="P135"><text:span text:style-name="T121"><text:tab/><text:tab/><text:tab/><text:tab/><text:tab/>字段名称_</text:span><text:span text:style-name="T124">15:备</text:span><text:span text:style-name="T118">注</text:span></text:p>
      <text:p text:style-name="P135"><text:soft-page-break/><text:span text:style-name="T121"><text:tab/><text:tab/><text:tab/><text:tab/><text:tab/>字段名称_</text:span><text:span text:style-name="T124">16:财</text:span><text:span text:style-name="T118">务运营部负责人</text:span></text:p>
      <text:p text:style-name="P135"><text:span text:style-name="T121"><text:tab/><text:tab/><text:tab/><text:tab/><text:tab/>字段名称_</text:span><text:span text:style-name="T124">17:审</text:span><text:span text:style-name="T118">核意见</text:span></text:p>
      <text:p text:style-name="P135"><text:span text:style-name="T121"><text:tab/><text:tab/><text:tab/><text:tab/><text:tab/>字段名称_</text:span><text:span text:style-name="T124">18:规</text:span><text:span text:style-name="T118">划模块</text:span></text:p>
      <text:p text:style-name="P135"><text:span text:style-name="T121"><text:tab/><text:tab/><text:tab/><text:tab/><text:tab/>字段名称_</text:span><text:span text:style-name="T124">19:审</text:span><text:span text:style-name="T118">核意见</text:span></text:p>
      <text:p text:style-name="P135"><text:span text:style-name="T121"><text:tab/><text:tab/><text:tab/><text:tab/><text:tab/>字段名称_</text:span><text:span text:style-name="T124">20:总</text:span><text:span text:style-name="T118">经办</text:span></text:p>
      <text:p text:style-name="P135"><text:span text:style-name="T121"><text:tab/><text:tab/><text:tab/><text:tab/><text:tab/>字段名称_</text:span><text:span text:style-name="T124">21:审</text:span><text:span text:style-name="T118">核意见</text:span></text:p>
      <text:p text:style-name="P103">　　</text:p>
      <text:p text:style-name="P162"><text:span text:style-name="T7"><text:tab/><text:tab/><text:tab/></text:span><text:span text:style-name="T29">功能名称_</text:span><text:span text:style-name="T30">2</text:span><text:span text:style-name="T29">:编辑</text:span><text:span text:style-name="T31">　</text:span><text:span text:style-name="T29">功能类型:编辑</text:span><text:span text:style-name="T32">(purchase/v1/update/{id})</text:span></text:p>
      <text:p text:style-name="P82"><text:span text:style-name="T85"><text:tab/><text:tab/><text:tab/><text:tab/></text:span><text:span text:style-name="T38"><text:tab/>字段名称_</text:span><text:span text:style-name="T45">1:购入股数</text:span><text:span text:style-name="T46"> 标签类型:数字框</text:span><text:span text:style-name="T47"> 必填</text:span></text:p>
      <text:p text:style-name="P168"><text:span text:style-name="T47"><text:tab/><text:tab/><text:tab/>功能名称_</text:span><text:span text:style-name="T48">3:撤销　功能类型:撤销</text:span><text:span text:style-name="T64">(purchase/v1/delete/{id})</text:span></text:p>
      <text:p text:style-name="P168"><text:span text:style-name="T48"><text:tab/><text:tab/><text:tab/>功能名称_</text:span><text:span text:style-name="T64">4</text:span><text:span text:style-name="T49">:审核　功能类型:编辑</text:span><text:span text:style-name="T64">(purchase/v1/examine/{id})</text:span></text:p>
      <text:p text:style-name="P169"><text:span text:style-name="T69"><text:tab/><text:tab/><text:tab/><text:tab/><text:tab/>字段名称:审核状态 标签类型:</text:span><text:span text:style-name="T70">下拉框</text:span><text:span text:style-name="T76">(</text:span><text:span text:style-name="T65">已提交待审核</text:span><text:span text:style-name="T75">,</text:span><text:span text:style-name="T65">审核通过待支付流程</text:span><text:span text:style-name="T75">,</text:span><text:span text:style-name="T65">审核不通过购买失败</text:span><text:span text:style-name="T75">,</text:span><text:span text:style-name="T65">购买成功</text:span><text:span text:style-name="T66">)</text:span><text:span text:style-name="T71"> 必填</text:span></text:p>
      <text:p text:style-name="P83"><text:span text:style-name="T50"><text:tab/><text:tab/><text:tab/><text:tab/><text:tab/>字段名称:审核意见 标签类型:文本框</text:span><text:span text:style-name="T52"> 必填</text:span></text:p>
      <text:p text:style-name="P83"><text:span text:style-name="T53"><text:tab/></text:span><text:span text:style-name="T37">导航下拉名_</text:span><text:span text:style-name="T53">２</text:span><text:span text:style-name="T37">:我的交易中心</text:span></text:p>
      <text:p text:style-name="P41"><text:tab/><text:tab/>导航名_1:买入记录表</text:p>
      <text:p text:style-name="P158"><text:tab/><text:tab/><text:tab/><text:span text:style-name="T151">功能名字_1:列表 <text:s/>功能类型:网格 (有网格)</text:span><text:span text:style-name="T160">(buyschedule/v1/maps)</text:span></text:p>
      <text:p text:style-name="P83"><text:span text:style-name="T142"><text:tab/><text:tab/><text:tab/><text:tab/><text:tab/>字段名称_1:</text:span><text:bookmark-start text:name="__DdeLink__4483_1736471980"/><text:span text:style-name="T121">持</text:span><text:span text:style-name="T118">股人</text:span></text:p>
      <text:p text:style-name="P83"><text:span text:style-name="T142"><text:tab/><text:tab/><text:tab/><text:tab/><text:tab/>字段名称_2:</text:span><text:span text:style-name="T121">方</text:span><text:span text:style-name="T118">案代码</text:span></text:p>
      <text:p text:style-name="P83"><text:span text:style-name="T142"><text:tab/><text:tab/><text:tab/><text:tab/><text:tab/>字段名称_3:</text:span><text:span text:style-name="T118">方案名称</text:span></text:p>
      <text:p text:style-name="P83"><text:span text:style-name="T142"><text:tab/><text:tab/><text:tab/><text:tab/><text:tab/>字段名称_4:</text:span><text:span text:style-name="T121">购</text:span><text:span text:style-name="T118">入股数</text:span></text:p>
      <text:p text:style-name="P83"><text:span text:style-name="T142"><text:tab/><text:tab/><text:tab/><text:tab/><text:tab/>字段名称_5:</text:span><text:span text:style-name="T121">买</text:span><text:span text:style-name="T118">入价格</text:span></text:p>
      <text:p text:style-name="P83"><text:span text:style-name="T142"><text:tab/><text:tab/><text:tab/><text:tab/><text:tab/>字段名称_6:</text:span><text:span text:style-name="T121">发</text:span><text:span text:style-name="T118">行价格</text:span></text:p>
      <text:p text:style-name="P83"><text:span text:style-name="T142"><text:tab/><text:tab/><text:tab/><text:tab/><text:tab/>字段名称_7:</text:span><text:span text:style-name="T121">买</text:span><text:span text:style-name="T118">入金额</text:span></text:p>
      <text:p text:style-name="P136"><text:span text:style-name="T37"><text:tab/><text:tab/><text:tab/><text:tab/><text:tab/>字段名称_8:发</text:span><text:span text:style-name="T118">行金额</text:span></text:p>
      <text:p text:style-name="P136"><text:span text:style-name="T37"><text:tab/><text:tab/><text:tab/><text:tab/><text:tab/>字段名称_</text:span><text:span text:style-name="T54">9:</text:span><text:span text:style-name="T37">出</text:span><text:span text:style-name="T118">售人</text:span></text:p>
      <text:p text:style-name="P136"><text:span text:style-name="T37"><text:tab/><text:tab/><text:tab/><text:tab/><text:tab/>字段名称_</text:span><text:span text:style-name="T54">10:</text:span><text:span text:style-name="T37">交</text:span><text:span text:style-name="T118">易时间</text:span><text:bookmark-end text:name="__DdeLink__4483_1736471980"/></text:p>
      <text:p text:style-name="P151"><text:span text:style-name="T118"><text:tab/><text:tab/><text:tab/>功能名称_</text:span><text:span text:style-name="T125">2:出售</text:span><text:span text:style-name="T126">　功能类型:编辑 </text:span><text:span text:style-name="T139">(</text:span><text:span text:style-name="T140">buyschedule/v1/sell/{id}</text:span><text:span text:style-name="T139">)</text:span></text:p>
      <text:p text:style-name="P136"><text:span text:style-name="T126"><text:tab/><text:tab/><text:tab/><text:tab/><text:tab/>字段名称</text:span><text:span text:style-name="T127">_1:</text:span><text:span text:style-name="T128">出售金额 标签类型:数字框 必填</text:span><text:span text:style-name="T44"><text:tab/></text:span></text:p>
      <text:p text:style-name="P131"><text:span text:style-name="T83"><text:tab/><text:tab/><text:tab/><text:tab/><text:tab/>字段类型_</text:span><text:span text:style-name="T86">2:出售股数 标签类型:数字框 必填</text:span></text:p>
      <text:p text:style-name="P151"><text:span text:style-name="T86"><text:tab/><text:tab/><text:tab/>功能名称</text:span><text:span text:style-name="T87">_3:汇总 功能类型:汇总</text:span><text:span text:style-name="T90">(buyschedule/v1/collect)</text:span></text:p>
      <text:p text:style-name="P137"><text:span text:style-name="T87"><text:tab/><text:tab/><text:tab/><text:tab/><text:tab/>字段名称_</text:span><text:span text:style-name="T88">1</text:span><text:span text:style-name="T87">:</text:span><text:span text:style-name="T37">持</text:span><text:span text:style-name="T55">股人</text:span></text:p>
      <text:p text:style-name="P54"><text:span text:style-name="T13"><text:tab/><text:tab/><text:tab/><text:tab/><text:tab/></text:span><text:span text:style-name="T14">字段名称_</text:span><text:span text:style-name="T15">2:</text:span><text:span text:style-name="T91">购</text:span><text:span text:style-name="T92">入股数</text:span></text:p>
      <text:p text:style-name="P54"><text:span text:style-name="T12"><text:tab/><text:tab/><text:tab/><text:tab/><text:tab/></text:span><text:span text:style-name="T14">字段名称_</text:span><text:span text:style-name="T15">3:</text:span><text:span text:style-name="T91">买</text:span><text:span text:style-name="T93">入金额</text:span></text:p>
      <text:p text:style-name="P101"><text:span text:style-name="T91"><text:tab/><text:tab/><text:tab/><text:tab/><text:tab/></text:span><text:span text:style-name="T94">字段名称_</text:span><text:span text:style-name="T95">4:</text:span><text:span text:style-name="T91">发</text:span><text:span text:style-name="T93">行金额</text:span></text:p>
      <text:p text:style-name="P23"><text:tab/><text:tab/>导航名_<text:span text:style-name="T205">2</text:span>:出售记录表<text:tab/></text:p>
      <text:p text:style-name="P164"><text:tab/><text:tab/><text:tab/><text:span text:style-name="T151">功能名字_1:列表 <text:s/>功能类型:网格 (有网格)</text:span><text:span text:style-name="T161">(sellschedule/v1/maps)</text:span></text:p>
      <text:p text:style-name="P87"><text:span text:style-name="T146"><text:tab/><text:tab/><text:tab/><text:tab/><text:tab/>字段名称_1:</text:span><text:bookmark-start text:name="__DdeLink__4489_1736471980"/><text:span text:style-name="T115">出</text:span><text:span text:style-name="T114">售人</text:span></text:p>
      <text:p text:style-name="P84"><text:span text:style-name="T142"><text:tab/><text:tab/><text:tab/><text:tab/><text:tab/>字段名称_2:</text:span><text:span text:style-name="T121">方</text:span><text:span text:style-name="T118">案代码</text:span></text:p>
      <text:p text:style-name="P84"><text:span text:style-name="T142"><text:tab/><text:tab/><text:tab/><text:tab/><text:tab/>字段名称_3:</text:span><text:span text:style-name="T118">方案名称</text:span></text:p>
      <text:p text:style-name="P84"><text:span text:style-name="T142"><text:tab/><text:tab/><text:tab/><text:tab/><text:tab/>字段名称_4:</text:span><text:span text:style-name="T121">出</text:span><text:span text:style-name="T118">售股数</text:span></text:p>
      <text:p text:style-name="P84"><text:span text:style-name="T142"><text:tab/><text:tab/><text:tab/><text:tab/><text:tab/>字段名称_5:</text:span><text:span text:style-name="T121">出</text:span><text:span text:style-name="T118">售价格</text:span></text:p>
      <text:p text:style-name="P84"><text:span text:style-name="T142"><text:tab/><text:tab/><text:tab/><text:tab/><text:tab/>字段名称_6:</text:span><text:span text:style-name="T121">出</text:span><text:span text:style-name="T118">售金额</text:span></text:p>
      <text:p text:style-name="P84"><text:span text:style-name="T142"><text:tab/><text:tab/><text:tab/><text:tab/><text:tab/>字段名称_7:</text:span><text:span text:style-name="T121">出</text:span><text:span text:style-name="T118">售时间</text:span></text:p>
      <text:p text:style-name="P138"><text:span text:style-name="T37"><text:tab/><text:tab/><text:tab/><text:tab/><text:tab/>字段名称_8:剩</text:span><text:span text:style-name="T118">余出售量</text:span></text:p>
      <text:p text:style-name="P138"><text:span text:style-name="T37"><text:tab/><text:tab/><text:tab/><text:tab/><text:tab/>字段名称_</text:span><text:span text:style-name="T54">9:购</text:span><text:span text:style-name="T118">买人</text:span></text:p>
      <text:p text:style-name="P84"><text:span text:style-name="T37"><text:tab/><text:tab/><text:tab/><text:tab/><text:tab/>字段名称_</text:span><text:span text:style-name="T54">10:</text:span><text:span text:style-name="T129">购</text:span><text:span text:style-name="T118">买股数</text:span></text:p>
      <text:p text:style-name="P106"><text:span text:style-name="T165"><text:tab/><text:tab/><text:tab/><text:tab/><text:tab/></text:span><text:span text:style-name="T164">字段名称_</text:span><text:span text:style-name="T166">11:</text:span><text:span text:style-name="T165">购</text:span><text:span text:style-name="T164">买时间</text:span><text:bookmark-end text:name="__DdeLink__4489_1736471980"/></text:p>
      <text:p text:style-name="P152"><text:span text:style-name="T164"><text:tab/><text:tab/><text:tab/>功能名称_</text:span><text:span text:style-name="T167">2:汇总 功能类型:汇总</text:span><text:span text:style-name="T200">(sellschedule/v1/collect)</text:span></text:p>
      <text:p text:style-name="P106"><text:soft-page-break/><text:span text:style-name="T167"><text:tab/><text:tab/><text:tab/><text:tab/><text:tab/>字段名称_</text:span><text:span text:style-name="T168">1</text:span><text:span text:style-name="T167">:</text:span><text:span text:style-name="T169">出售人</text:span></text:p>
      <text:p text:style-name="P122"><text:tab/><text:tab/><text:tab/><text:tab/><text:tab/>字段名称_2:出售股数</text:p>
      <text:p text:style-name="P105"><text:span text:style-name="T165"><text:tab/><text:tab/><text:tab/><text:tab/><text:tab/>字段名称</text:span><text:span text:style-name="T170">_3:</text:span></text:p>
      <text:p text:style-name="P105"><text:span text:style-name="T170"><text:tab/><text:tab/>导航名_</text:span><text:span text:style-name="T171">3:交易汇总表　</text:span></text:p>
      <text:p text:style-name="P154"><text:tab/><text:tab/><text:tab/>功能名称_1:列表 <text:span text:style-name="T210">(sellschedule/v1/transaction/collect)</text:span></text:p>
      <text:p text:style-name="P138"><text:span text:style-name="T56"><text:tab/><text:tab/><text:tab/><text:tab/><text:tab/></text:span><text:bookmark-start text:name="__DdeLink__4493_1736471980"/><text:span text:style-name="T56">字段名称_1:</text:span><text:span text:style-name="T130">持</text:span><text:span text:style-name="T118">股人</text:span></text:p>
      <text:p text:style-name="P107"><text:span text:style-name="T171"><text:tab/><text:tab/><text:tab/><text:tab/><text:tab/>字段名称_</text:span><text:span text:style-name="T172">2:</text:span><text:span text:style-name="T171">总</text:span><text:span text:style-name="T164">资产</text:span></text:p>
      <text:p text:style-name="P107"><text:span text:style-name="T171"><text:tab/><text:tab/><text:tab/><text:tab/><text:tab/>字段名称_</text:span><text:span text:style-name="T172">3:</text:span><text:span text:style-name="T171">总</text:span><text:span text:style-name="T164">收益</text:span></text:p>
      <text:p text:style-name="P107"><text:span text:style-name="T171"><text:tab/><text:tab/><text:tab/><text:tab/><text:tab/>字段名称_</text:span><text:span text:style-name="T172">4:</text:span><text:span text:style-name="T171">本</text:span><text:span text:style-name="T164">月收益</text:span></text:p>
      <text:p text:style-name="P107"><text:span text:style-name="T171"><text:tab/><text:tab/><text:tab/><text:tab/><text:tab/>字段名称_</text:span><text:span text:style-name="T172">5:</text:span><text:span text:style-name="T171">持</text:span><text:span text:style-name="T164">股数</text:span></text:p>
      <text:p text:style-name="P107"><text:span text:style-name="T171"><text:tab/><text:tab/><text:tab/><text:tab/><text:tab/>字段名称_</text:span><text:span text:style-name="T172">6:</text:span><text:span text:style-name="T171">持</text:span><text:span text:style-name="T164">仓状态</text:span></text:p>
      <text:p text:style-name="P107"><text:span text:style-name="T171"><text:tab/><text:tab/><text:tab/><text:tab/><text:tab/>字段名称_</text:span><text:span text:style-name="T172">7:</text:span><text:span text:style-name="T171">是</text:span><text:span text:style-name="T164">否为干股代表</text:span><text:bookmark-end text:name="__DdeLink__4493_1736471980"/></text:p>
      <text:p text:style-name="P107"><text:span text:style-name="T164"><text:tab/><text:tab/>导航名_</text:span><text:span text:style-name="T173">4:</text:span><text:bookmark-start text:name="__DdeLink__4497_1736471980"/><text:span text:style-name="T173">干股代表申请</text:span><text:bookmark-end text:name="__DdeLink__4497_1736471980"/></text:p>
      <text:p text:style-name="P152"><text:span text:style-name="T173"><text:tab/><text:tab/><text:tab/>功能名称_</text:span><text:span text:style-name="T174">1:列表</text:span><text:span text:style-name="T200">(application/v1/maps)</text:span></text:p>
      <text:p text:style-name="P147"><text:span text:style-name="T67"><text:tab/><text:tab/><text:tab/><text:tab/><text:tab/></text:span><text:bookmark-start text:name="__DdeLink__4495_1736471980"/><text:span text:style-name="T67">字段名称_</text:span><text:span text:style-name="T68">1:</text:span><text:span text:style-name="T116">持</text:span><text:span text:style-name="T114">股人</text:span></text:p>
      <text:p text:style-name="P108"><text:span text:style-name="T175"><text:tab/><text:tab/><text:tab/><text:tab/><text:tab/></text:span><text:span text:style-name="T174">字段名称_</text:span><text:span text:style-name="T176">2:</text:span><text:span text:style-name="T175">申</text:span><text:span text:style-name="T164">请时间</text:span></text:p>
      <text:p text:style-name="P108"><text:span text:style-name="T175"><text:tab/><text:tab/><text:tab/><text:tab/><text:tab/></text:span><text:span text:style-name="T174">字段名称_</text:span><text:span text:style-name="T176">3:</text:span><text:span text:style-name="T175">地</text:span><text:span text:style-name="T164">区</text:span></text:p>
      <text:p text:style-name="P108"><text:span text:style-name="T175"><text:tab/><text:tab/><text:tab/><text:tab/><text:tab/></text:span><text:span text:style-name="T174">字段名称_</text:span><text:span text:style-name="T176">4:</text:span><text:span text:style-name="T175">项</text:span><text:span text:style-name="T164">目组</text:span><text:span text:style-name="T202">/</text:span><text:span text:style-name="T164">部门</text:span></text:p>
      <text:p text:style-name="P108"><text:span text:style-name="T175"><text:tab/><text:tab/><text:tab/><text:tab/><text:tab/></text:span><text:span text:style-name="T174">字段名称_</text:span><text:span text:style-name="T176">5:</text:span><text:span text:style-name="T175">岗</text:span><text:span text:style-name="T164">位</text:span></text:p>
      <text:p text:style-name="P108"><text:span text:style-name="T175"><text:tab/><text:tab/><text:tab/><text:tab/><text:tab/></text:span><text:span text:style-name="T174">字段名称_</text:span><text:span text:style-name="T176">6:</text:span><text:span text:style-name="T175">在</text:span><text:span text:style-name="T164">职时间（月数）</text:span></text:p>
      <text:p text:style-name="P108"><text:span text:style-name="T175"><text:tab/><text:tab/><text:tab/><text:tab/><text:tab/></text:span><text:span text:style-name="T174">字段名称_</text:span><text:span text:style-name="T176">7:</text:span><text:span text:style-name="T175">申</text:span><text:span text:style-name="T164">请原因</text:span></text:p>
      <text:p text:style-name="P108"><text:span text:style-name="T175"><text:tab/><text:tab/><text:tab/><text:tab/><text:tab/></text:span><text:span text:style-name="T174">字段名称_</text:span><text:span text:style-name="T176">8:</text:span><text:span text:style-name="T175">备</text:span><text:span text:style-name="T164">注</text:span></text:p>
      <text:p text:style-name="P108"><text:span text:style-name="T175"><text:tab/><text:tab/><text:tab/><text:tab/><text:tab/></text:span><text:span text:style-name="T174">字段名称_</text:span><text:span text:style-name="T176">9:</text:span><text:span text:style-name="T175">财</text:span><text:span text:style-name="T164">务运营部负责人</text:span></text:p>
      <text:p text:style-name="P108"><text:span text:style-name="T175"><text:tab/><text:tab/><text:tab/><text:tab/><text:tab/></text:span><text:span text:style-name="T174">字段名称_</text:span><text:span text:style-name="T176">10:</text:span><text:span text:style-name="T175">审</text:span><text:span text:style-name="T164">核意见</text:span></text:p>
      <text:p text:style-name="P108"><text:span text:style-name="T175"><text:tab/><text:tab/><text:tab/><text:tab/><text:tab/></text:span><text:span text:style-name="T174">字段名称_</text:span><text:span text:style-name="T176">11:</text:span><text:span text:style-name="T175">规</text:span><text:span text:style-name="T164">划模块</text:span></text:p>
      <text:p text:style-name="P108"><text:span text:style-name="T175"><text:tab/><text:tab/><text:tab/><text:tab/><text:tab/></text:span><text:span text:style-name="T174">字段名称_</text:span><text:span text:style-name="T176">12:</text:span><text:span text:style-name="T175">审</text:span><text:span text:style-name="T164">核意见</text:span></text:p>
      <text:p text:style-name="P108"><text:span text:style-name="T175"><text:tab/><text:tab/><text:tab/><text:tab/><text:tab/></text:span><text:span text:style-name="T174">字段名称_</text:span><text:span text:style-name="T176">13:</text:span><text:span text:style-name="T175">总</text:span><text:span text:style-name="T164">经办</text:span></text:p>
      <text:p text:style-name="P108"><text:span text:style-name="T175"><text:tab/><text:tab/><text:tab/><text:tab/><text:tab/></text:span><text:span text:style-name="T174">字段名称_</text:span><text:span text:style-name="T176">14:</text:span><text:span text:style-name="T175">审核意见</text:span></text:p>
      <text:p text:style-name="P108"><text:span text:style-name="T175"><text:tab/><text:tab/><text:tab/><text:tab/><text:tab/></text:span><text:span text:style-name="T174">字段名称_</text:span><text:span text:style-name="T176">15:</text:span><text:span text:style-name="T175">投</text:span><text:span text:style-name="T164">票数</text:span><text:bookmark-end text:name="__DdeLink__4495_1736471980"/></text:p>
      <text:p text:style-name="P152"><text:span text:style-name="T164"><text:tab/><text:tab/><text:tab/></text:span><text:span text:style-name="T173">功能名称_</text:span><text:span text:style-name="T177">2</text:span><text:span text:style-name="T174">:申请 功能类型:编辑</text:span><text:span text:style-name="T200">(application/v1/save)</text:span></text:p>
      <text:p text:style-name="P109"><text:span text:style-name="T174"><text:tab/><text:tab/><text:tab/><text:tab/><text:tab/>字段名称_</text:span><text:span text:style-name="T178">1</text:span><text:span text:style-name="T174">:申请原因 标签类型:文本框 </text:span><text:span text:style-name="T179">必填</text:span></text:p>
      <text:p text:style-name="P110"><text:span text:style-name="T179"><text:tab/><text:tab/><text:tab/><text:tab/><text:tab/></text:span><text:span text:style-name="T174">字段名称_</text:span><text:span text:style-name="T180">2:备注 </text:span><text:span text:style-name="T174">标签类型:文本框 </text:span><text:span text:style-name="T180">非</text:span><text:span text:style-name="T179">必填</text:span></text:p>
      <text:p text:style-name="P111"><text:span text:style-name="T179"><text:tab/><text:tab/></text:span><text:span text:style-name="T181">导航名_4:公司干股交易情况表</text:span></text:p>
      <text:p text:style-name="P152"><text:span text:style-name="T181"><text:tab/><text:tab/><text:tab/>功能名称_</text:span><text:span text:style-name="T182">１</text:span><text:span text:style-name="T181">:列表</text:span><text:span text:style-name="T182">　功能类型:网格</text:span><text:span text:style-name="T200">(dividends/v1/detail)</text:span></text:p>
      <text:p text:style-name="P139"><text:span text:style-name="T57"><text:tab/><text:tab/><text:tab/><text:tab/><text:tab/>字段名称_</text:span><text:span text:style-name="T58">1</text:span><text:span text:style-name="T57">:</text:span><text:span text:style-name="T131">方</text:span><text:span text:style-name="T118">案代码</text:span></text:p>
      <text:p text:style-name="P112"><text:span text:style-name="T182"><text:tab/><text:tab/><text:tab/><text:tab/><text:tab/>字段名称_</text:span><text:span text:style-name="T183">2:</text:span><text:span text:style-name="T182">方</text:span><text:span text:style-name="T164">案名称</text:span></text:p>
      <text:p text:style-name="P112"><text:span text:style-name="T182"><text:tab/><text:tab/><text:tab/><text:tab/><text:tab/>字段名称_</text:span><text:span text:style-name="T183">3:</text:span><text:span text:style-name="T182">出</text:span><text:span text:style-name="T164">售</text:span><text:span text:style-name="T202">/</text:span><text:span text:style-name="T164">发行人</text:span></text:p>
      <text:p text:style-name="P112"><text:span text:style-name="T182"><text:tab/><text:tab/><text:tab/><text:tab/><text:tab/>字段名称_</text:span><text:span text:style-name="T183">4:</text:span><text:span text:style-name="T182">出</text:span><text:span text:style-name="T164">售</text:span><text:span text:style-name="T202">/</text:span><text:span text:style-name="T164">发行数量</text:span></text:p>
      <text:p text:style-name="P112"><text:span text:style-name="T182"><text:tab/><text:tab/><text:tab/><text:tab/><text:tab/>字段名称_</text:span><text:span text:style-name="T183">5:</text:span><text:span text:style-name="T182">出</text:span><text:span text:style-name="T164">售</text:span><text:span text:style-name="T202">/</text:span><text:span text:style-name="T164">发行价格</text:span></text:p>
      <text:p text:style-name="P112"><text:span text:style-name="T182"><text:tab/><text:tab/><text:tab/><text:tab/><text:tab/>字段名称_</text:span><text:span text:style-name="T183">6:</text:span><text:span text:style-name="T182">出</text:span><text:span text:style-name="T164">售</text:span><text:span text:style-name="T202">/</text:span><text:span text:style-name="T164">发行时间</text:span></text:p>
      <text:p text:style-name="P112"><text:span text:style-name="T182"><text:tab/><text:tab/><text:tab/><text:tab/><text:tab/>字段名称_</text:span><text:span text:style-name="T183">7:</text:span><text:span text:style-name="T182">已</text:span><text:span text:style-name="T164">交易数量</text:span></text:p>
      <text:p text:style-name="P112"><text:span text:style-name="T182"><text:tab/><text:tab/><text:tab/><text:tab/><text:tab/>字段名称_</text:span><text:span text:style-name="T183">8:</text:span><text:span text:style-name="T182">交</text:span><text:span text:style-name="T164">易收入额</text:span></text:p>
      <text:p text:style-name="P112"><text:span text:style-name="T182"><text:tab/><text:tab/><text:tab/><text:tab/><text:tab/>字段名称_</text:span><text:span text:style-name="T183">9:</text:span><text:span text:style-name="T182">未</text:span><text:span text:style-name="T164">交易数量</text:span></text:p>
      <text:p text:style-name="P112"><text:span text:style-name="T182"><text:tab/><text:tab/><text:tab/><text:tab/><text:tab/>字段名称_</text:span><text:span text:style-name="T183">10:</text:span><text:span text:style-name="T182">状</text:span><text:span text:style-name="T164">态</text:span></text:p>
      <text:p text:style-name="P152"><text:span text:style-name="T164"><text:tab/><text:tab/><text:tab/>功能名称_</text:span><text:span text:style-name="T184">2:分红</text:span><text:span text:style-name="T185">　功能类型:编辑</text:span><text:span text:style-name="T200">(dividends/v1/dividends/{id})</text:span></text:p>
      <text:p text:style-name="P140"><text:soft-page-break/><text:span text:style-name="T59"><text:tab/><text:tab/><text:tab/><text:tab/><text:tab/></text:span><text:span text:style-name="T57">字段名称_</text:span><text:span text:style-name="T60">1:</text:span><text:span text:style-name="T132">税</text:span><text:span text:style-name="T118">后利润 标签类型:</text:span><text:span text:style-name="T133">数字框 必填</text:span></text:p>
      <text:p text:style-name="P113"><text:span text:style-name="T185"><text:tab/><text:tab/><text:tab/><text:tab/><text:tab/></text:span><text:span text:style-name="T182">字段名称_</text:span><text:span text:style-name="T186">2:</text:span><text:span text:style-name="T185">本</text:span><text:span text:style-name="T164">次红利收益时间段 标签类型:日期框</text:span><text:span text:style-name="T187"> 必填（yyyy-MM-dd</text:span><text:span text:style-name="T198">~yyyy-MM-dd</text:span><text:span text:style-name="T187">）</text:span></text:p>
      <text:p text:style-name="P113"><text:span text:style-name="T185"><text:tab/><text:tab/><text:tab/><text:tab/><text:tab/></text:span><text:span text:style-name="T182">字段名称_</text:span><text:span text:style-name="T186">3:</text:span><text:span text:style-name="T185">总</text:span><text:span text:style-name="T164">股本 标签类型:数字框</text:span><text:span text:style-name="T188"> 必填(不可改)</text:span></text:p>
      <text:p text:style-name="P114"><text:span text:style-name="T185"><text:tab/><text:tab/><text:tab/><text:tab/><text:tab/></text:span><text:span text:style-name="T182">字段名称_</text:span><text:span text:style-name="T186">4:</text:span><text:span text:style-name="T185">每</text:span><text:span text:style-name="T164">股收益</text:span><text:span text:style-name="T189"> </text:span><text:span text:style-name="T164">标签类型:数字框</text:span><text:span text:style-name="T188"> 必填(不可改)</text:span></text:p>
      <text:p text:style-name="P115"><text:span text:style-name="T185"><text:tab/><text:tab/><text:tab/><text:tab/><text:tab/></text:span><text:span text:style-name="T182">字段名称_</text:span><text:span text:style-name="T186">5:</text:span><text:span text:style-name="T185">分</text:span><text:span text:style-name="T164">红发放时间 标签类型:日期框</text:span><text:span text:style-name="T187"> 必填（yyyy-MM-dd</text:span><text:span text:style-name="T190">）</text:span></text:p>
      <text:p text:style-name="P123"/>
      <text:p text:style-name="P116"><text:span text:style-name="T190"><text:tab/><text:tab/></text:span><text:span text:style-name="T181">导航名_</text:span><text:span text:style-name="T191">５</text:span><text:span text:style-name="T181">:</text:span><text:span text:style-name="T191">干股分红表</text:span></text:p>
      <text:p text:style-name="P152"><text:span text:style-name="T181"><text:tab/><text:tab/><text:tab/>功能名称_</text:span><text:span text:style-name="T182">１</text:span><text:span text:style-name="T181">:列表</text:span><text:span text:style-name="T182">　功能类型:网格</text:span><text:span text:style-name="T200">(dividends/v1/maps)</text:span></text:p>
      <text:p text:style-name="P141"><text:span text:style-name="T57"><text:tab/><text:tab/><text:tab/><text:tab/><text:tab/></text:span><text:bookmark-start text:name="__DdeLink__5273_521824983"/><text:bookmark-start text:name="__DdeLink__4518_1736471980"/><text:span text:style-name="T57">字段名称_</text:span><text:bookmark-end text:name="__DdeLink__5273_521824983"/><text:span text:style-name="T58">1</text:span><text:span text:style-name="T57">:方</text:span><text:span text:style-name="T118">案代码</text:span></text:p>
      <text:p text:style-name="P116"><text:span text:style-name="T182"><text:tab/><text:tab/><text:tab/><text:tab/><text:tab/>字段名称_</text:span><text:span text:style-name="T183">2:</text:span><text:span text:style-name="T182">方</text:span><text:span text:style-name="T164">案名称</text:span></text:p>
      <text:p text:style-name="P141"><text:span text:style-name="T57"><text:tab/><text:tab/><text:tab/><text:tab/><text:tab/>字段名称_</text:span><text:span text:style-name="T61">3:</text:span><text:span text:style-name="T134">税</text:span><text:span text:style-name="T118">后利润</text:span></text:p>
      <text:p text:style-name="P116"><text:span text:style-name="T182"><text:tab/><text:tab/><text:tab/><text:tab/><text:tab/>字段名称_</text:span><text:span text:style-name="T191">4:</text:span><text:span text:style-name="T190">持</text:span><text:span text:style-name="T164">股数</text:span></text:p>
      <text:p text:style-name="P116"><text:span text:style-name="T190"><text:tab/><text:tab/><text:tab/><text:tab/><text:tab/></text:span><text:span text:style-name="T182">字段名称_</text:span><text:span text:style-name="T191">5:</text:span><text:span text:style-name="T190">总</text:span><text:span text:style-name="T164">股本</text:span></text:p>
      <text:p text:style-name="P116"><text:span text:style-name="T190"><text:tab/><text:tab/><text:tab/><text:tab/><text:tab/></text:span><text:span text:style-name="T182">字段名称_</text:span><text:span text:style-name="T191">6:</text:span><text:span text:style-name="T190">每</text:span><text:span text:style-name="T164">股收益</text:span></text:p>
      <text:p text:style-name="P116"><text:span text:style-name="T190"><text:tab/><text:tab/><text:tab/><text:tab/><text:tab/></text:span><text:span text:style-name="T182">字段名称_</text:span><text:span text:style-name="T191">7:</text:span><text:span text:style-name="T190">总</text:span><text:span text:style-name="T164">收益</text:span><text:span text:style-name="T202">/</text:span><text:span text:style-name="T164">分红</text:span></text:p>
      <text:p text:style-name="P116"><text:span text:style-name="T190"><text:tab/><text:tab/><text:tab/><text:tab/><text:tab/></text:span><text:span text:style-name="T182">字段名称_</text:span><text:span text:style-name="T191">8:</text:span><text:span text:style-name="T190">购</text:span><text:span text:style-name="T164">入时间</text:span></text:p>
      <text:p text:style-name="P116"><text:span text:style-name="T190"><text:tab/><text:tab/><text:tab/><text:tab/><text:tab/></text:span><text:span text:style-name="T182">字段名称_</text:span><text:span text:style-name="T191">9:</text:span><text:span text:style-name="T190">持</text:span><text:span text:style-name="T164">股时长</text:span></text:p>
      <text:p text:style-name="P116"><text:span text:style-name="T190"><text:tab/><text:tab/><text:tab/><text:tab/><text:tab/></text:span><text:span text:style-name="T182">字段名称_</text:span><text:span text:style-name="T191">10:</text:span><text:span text:style-name="T190">分</text:span><text:span text:style-name="T164">红发放时间</text:span></text:p>
      <text:p text:style-name="P116"><text:span text:style-name="T190"><text:tab/><text:tab/><text:tab/><text:tab/><text:tab/></text:span><text:span text:style-name="T182">字段名称_</text:span><text:span text:style-name="T191">11:</text:span><text:span text:style-name="T190">本</text:span><text:span text:style-name="T164">次红利收益时间段</text:span></text:p>
      <text:p text:style-name="P116"><text:span text:style-name="T190"><text:tab/><text:tab/><text:tab/><text:tab/><text:tab/></text:span><text:span text:style-name="T182">字段名称_</text:span><text:span text:style-name="T191">12:</text:span><text:span text:style-name="T190">备</text:span><text:span text:style-name="T164">注</text:span></text:p>
      <text:p text:style-name="P116"><text:span text:style-name="T190"><text:tab/><text:tab/><text:tab/><text:tab/><text:tab/></text:span><text:span text:style-name="T182">字段名称_</text:span><text:span text:style-name="T191">13:</text:span><text:span text:style-name="T190">持</text:span><text:span text:style-name="T164">股人确认情况</text:span><text:bookmark-end text:name="__DdeLink__4518_1736471980"/></text:p>
      <text:p text:style-name="P152"><text:span text:style-name="T164"><text:tab/><text:tab/><text:tab/></text:span><text:span text:style-name="T192">功能名称_2:</text:span><text:span text:style-name="T193">确认分红 功能类型:确认分红</text:span><text:span text:style-name="T200">(dividends/v1/confirm/{id})</text:span></text:p>
      <text:p text:style-name="P120"><text:span text:style-name="T193"><text:tab/><text:tab/><text:tab/><text:tab/><text:tab/></text:span><text:span text:style-name="T182">字段名称_</text:span><text:span text:style-name="T191">1:</text:span><text:span text:style-name="T190">确认分红</text:span><text:span text:style-name="T199">　</text:span><text:bookmark-start text:name="__DdeLink__4208_1243914259"/><text:span text:style-name="T199">非必填</text:span><text:bookmark-end text:name="__DdeLink__4208_1243914259"/><text:span text:style-name="T199">　下拉框（同意,不同意）</text:span></text:p>
      <text:p text:style-name="P124"><text:tab/><text:tab/><text:tab/><text:tab/><text:tab/><text:span text:style-name="T206">字段名称_12:备注　 非必填</text:span></text:p>
      <text:p text:style-name="P117"><text:span text:style-name="T193"><text:tab/><text:tab/>导航名</text:span><text:span text:style-name="T194">_6:交易持股明细表</text:span></text:p>
      <text:p text:style-name="P153"><text:span text:style-name="T164"><text:tab/><text:tab/><text:tab/></text:span><text:span text:style-name="T181">功能名称_</text:span><text:span text:style-name="T182">１</text:span><text:span text:style-name="T181">:列表</text:span><text:span text:style-name="T182">　功能类型:网格</text:span><text:span text:style-name="T200">(dividends/v1/list)</text:span></text:p>
      <text:p text:style-name="P142"><text:span text:style-name="T57"><text:tab/><text:tab/><text:tab/><text:tab/><text:tab/></text:span><text:bookmark-start text:name="__DdeLink__5273_5218249831"/><text:span text:style-name="T57">字段名称_</text:span><text:bookmark-end text:name="__DdeLink__5273_5218249831"/><text:span text:style-name="T58">1</text:span><text:span text:style-name="T57">:方</text:span><text:span text:style-name="T118">案代码</text:span></text:p>
      <text:p text:style-name="P117"><text:span text:style-name="T182"><text:tab/><text:tab/><text:tab/><text:tab/><text:tab/>字段名称_</text:span><text:span text:style-name="T183">2:</text:span><text:span text:style-name="T182">方</text:span><text:span text:style-name="T164">案名称</text:span></text:p>
      <text:p text:style-name="P142"><text:span text:style-name="T57"><text:tab/><text:tab/><text:tab/><text:tab/><text:tab/>字段名称_</text:span><text:span text:style-name="T61">3:持</text:span><text:span text:style-name="T118">股人</text:span></text:p>
      <text:p text:style-name="P142"><text:span text:style-name="T57"><text:tab/><text:tab/><text:tab/><text:tab/><text:tab/>字段名称_</text:span><text:span text:style-name="T62">4:</text:span><text:span text:style-name="T135">持</text:span><text:span text:style-name="T118">股数量</text:span></text:p>
      <text:p text:style-name="P142"><text:span text:style-name="T63"><text:tab/><text:tab/><text:tab/><text:tab/><text:tab/></text:span><text:span text:style-name="T57">字段名称_</text:span><text:span text:style-name="T62">5:</text:span><text:span text:style-name="T135">总</text:span><text:span text:style-name="T118">股本</text:span></text:p>
      <text:p text:style-name="P142"><text:span text:style-name="T63"><text:tab/><text:tab/><text:tab/><text:tab/><text:tab/></text:span><text:span text:style-name="T57">字段名称_</text:span><text:span text:style-name="T62">6:</text:span><text:span text:style-name="T135">总</text:span><text:span text:style-name="T118">收益</text:span></text:p>
      <text:p text:style-name="P142"><text:span text:style-name="T63"><text:tab/><text:tab/><text:tab/><text:tab/><text:tab/></text:span><text:span text:style-name="T57">字段名称_</text:span><text:span text:style-name="T62">7:</text:span><text:span text:style-name="T135">持</text:span><text:span text:style-name="T118">股时间</text:span></text:p>
      <text:p text:style-name="P142"><text:span text:style-name="T63"><text:tab/><text:tab/><text:tab/><text:tab/><text:tab/></text:span><text:span text:style-name="T57">字段名称_</text:span><text:span text:style-name="T62">8:</text:span><text:span text:style-name="T135">持</text:span><text:span text:style-name="T118">股状态 </text:span></text:p>
      <text:p text:style-name="P145"><text:span text:style-name="T63"><text:tab/><text:tab/><text:tab/><text:tab/><text:tab/></text:span><text:span text:style-name="T57">字段名称_</text:span><text:span text:style-name="T62">9:</text:span><text:span text:style-name="T135">分</text:span><text:span text:style-name="T118">红状态 </text:span><text:span text:style-name="T137">(</text:span><text:span text:style-name="T138">1:</text:span><text:span text:style-name="T137">分红／</text:span><text:span text:style-name="T138">0:</text:span><text:span text:style-name="T137">未分红)</text:span></text:p>
      <text:p text:style-name="P142"><text:span text:style-name="T63"><text:tab/><text:tab/><text:tab/><text:tab/><text:tab/></text:span><text:span text:style-name="T57">字段名称_</text:span><text:span text:style-name="T62">10:</text:span><text:span text:style-name="T135">分</text:span><text:span text:style-name="T118">红收益</text:span></text:p>
      <text:p text:style-name="P142"><text:span text:style-name="T63"><text:tab/><text:tab/><text:tab/><text:tab/><text:tab/></text:span><text:span text:style-name="T57">字段名称_</text:span><text:span text:style-name="T62">11:</text:span><text:span text:style-name="T135">分</text:span><text:span text:style-name="T118">红时间</text:span></text:p>
      <text:p text:style-name="P152"><text:span text:style-name="T190"><text:tab/><text:tab/><text:tab/></text:span><text:span text:style-name="T181">功能名称_</text:span><text:span text:style-name="T195">2</text:span><text:span text:style-name="T181">:汇总</text:span><text:span text:style-name="T182">　功能类型:网格</text:span><text:span text:style-name="T200">(dividends/v1/collect)</text:span></text:p>
      <text:p text:style-name="P143"><text:span text:style-name="T57"><text:tab/><text:tab/><text:tab/><text:tab/><text:tab/></text:span><text:bookmark-start text:name="__DdeLink__5273_52182498311"/><text:span text:style-name="T57">字段名称_</text:span><text:bookmark-end text:name="__DdeLink__5273_52182498311"/><text:span text:style-name="T58">1</text:span><text:span text:style-name="T57">:方</text:span><text:span text:style-name="T118">案代码</text:span></text:p>
      <text:p text:style-name="P118"><text:span text:style-name="T182"><text:tab/><text:tab/><text:tab/><text:tab/><text:tab/>字段名称_</text:span><text:span text:style-name="T183">2:</text:span><text:span text:style-name="T182">方</text:span><text:span text:style-name="T164">案名称</text:span></text:p>
      <text:p text:style-name="P143"><text:span text:style-name="T57"><text:tab/><text:tab/><text:tab/><text:tab/><text:tab/>字段名称_</text:span><text:span text:style-name="T61">3:持</text:span><text:span text:style-name="T118">股人</text:span></text:p>
      <text:p text:style-name="P143"><text:span text:style-name="T57"><text:tab/><text:tab/><text:tab/><text:tab/><text:tab/>字段名称_</text:span><text:span text:style-name="T62">4:</text:span><text:span text:style-name="T135">持</text:span><text:span text:style-name="T118">股数量</text:span></text:p>
      <text:p text:style-name="P143"><text:span text:style-name="T63"><text:tab/><text:tab/><text:tab/><text:tab/><text:tab/></text:span><text:span text:style-name="T57">字段名称_</text:span><text:span text:style-name="T62">5:</text:span><text:span text:style-name="T135">总</text:span><text:span text:style-name="T118">股本</text:span></text:p>
      <text:p text:style-name="P143"><text:span text:style-name="T63"><text:tab/><text:tab/><text:tab/><text:tab/><text:tab/></text:span><text:span text:style-name="T57">字段名称_</text:span><text:span text:style-name="T62">6:</text:span><text:span text:style-name="T135">总</text:span><text:span text:style-name="T118">收益</text:span></text:p>
      <text:p text:style-name="P143"><text:span text:style-name="T63"><text:tab/><text:tab/><text:tab/><text:tab/><text:tab/></text:span><text:span text:style-name="T57">字段名称_</text:span><text:span text:style-name="T62">7:</text:span><text:span text:style-name="T135">分</text:span><text:span text:style-name="T118">红收益</text:span></text:p>
      <text:p text:style-name="P119"><text:soft-page-break/><text:span text:style-name="T190"><text:tab/><text:tab/></text:span><text:span text:style-name="T193">导航名</text:span><text:span text:style-name="T194">_</text:span><text:span text:style-name="T197">7</text:span><text:span text:style-name="T194">:</text:span><text:span text:style-name="T196">公司干股情况汇总表</text:span></text:p>
      <text:p text:style-name="P152"><text:span text:style-name="T182"><text:tab/><text:tab/><text:tab/></text:span><text:span text:style-name="T181">功能名称_</text:span><text:span text:style-name="T182">１</text:span><text:span text:style-name="T181">:列表</text:span><text:span text:style-name="T182">　功能类型:网格</text:span><text:span text:style-name="T200">(dividends/v1/detail/list)</text:span></text:p>
      <text:p text:style-name="P144"><text:span text:style-name="T57"><text:tab/><text:tab/><text:tab/><text:tab/><text:tab/></text:span><text:bookmark-start text:name="__DdeLink__5273_52182498312"/><text:span text:style-name="T57">字段名称_</text:span><text:bookmark-end text:name="__DdeLink__5273_52182498312"/><text:span text:style-name="T58">1</text:span><text:span text:style-name="T57">:发</text:span><text:span text:style-name="T118">行总股数</text:span></text:p>
      <text:p text:style-name="P144"><text:span text:style-name="T57"><text:tab/><text:tab/><text:tab/><text:tab/><text:tab/>字段名称_</text:span><text:span text:style-name="T61">2:</text:span><text:span text:style-name="T136">发</text:span><text:span text:style-name="T118">行总额</text:span></text:p>
      <text:p text:style-name="P144"><text:span text:style-name="T57"><text:tab/><text:tab/><text:tab/><text:tab/><text:tab/>字段名称_</text:span><text:span text:style-name="T61">3:持</text:span><text:span text:style-name="T118">股人数</text:span></text:p>
      <text:p text:style-name="P144"><text:span text:style-name="T57"><text:tab/><text:tab/><text:tab/><text:tab/><text:tab/>字段名称_</text:span><text:span text:style-name="T62">4:总</text:span><text:span text:style-name="T118">持股数</text:span></text:p>
      <text:p text:style-name="P144"><text:span text:style-name="T63"><text:tab/><text:tab/><text:tab/><text:tab/><text:tab/></text:span><text:span text:style-name="T57">字段名称_</text:span><text:span text:style-name="T62">5:持</text:span><text:span text:style-name="T118">有总额</text:span></text:p>
      <text:p text:style-name="P144"><text:span text:style-name="T63"><text:tab/><text:tab/><text:tab/><text:tab/><text:tab/></text:span><text:span text:style-name="T57">字段名称_</text:span><text:span text:style-name="T62">6:总</text:span><text:span text:style-name="T118">收益额</text:span></text:p>
      <text:p text:style-name="P155"><text:span text:style-name="T72"><text:tab/><text:tab/><text:tab/><text:tab/><text:tab/></text:span><text:span text:style-name="T73">字段名称_</text:span><text:span text:style-name="T74">7:占</text:span><text:span text:style-name="T117">总发行数量比</text:span></text:p>
      <text:p text:style-name="P14"/>
      <text:p text:style-name="P14"/>
      <text:p text:style-name="P14"/>
      <text:p text:style-name="P14"/>
      <text:p text:style-name="P15"><text:tab/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0"/>
      <text:p text:style-name="P45"><text:tab/></text:p>
      <text:p text:style-name="P31"/>
      <text:p text:style-name="P31"><text:span text:style-name="T5"><text:tab/><text:tab/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5T15:34:27.333871982</dc:date>
    <meta:editing-duration>P3DT3H43M34S</meta:editing-duration>
    <meta:editing-cycles>545</meta:editing-cycles>
    <meta:generator>LibreOffice/5.1.6.2.0$Linux_X86_64 LibreOffice_project/10$Build-2</meta:generator>
    <meta:document-statistic meta:table-count="0" meta:image-count="0" meta:object-count="0" meta:page-count="7" meta:paragraph-count="299" meta:word-count="3595" meta:character-count="6423" meta:non-whitespace-character-count="4953"/>
  </office:meta>
</office:document-meta>
</file>